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112cm"/>
    </style:style>
    <style:style style:name="Tabla1.B" style:family="table-column">
      <style:table-column-properties style:column-width="10.901cm"/>
    </style:style>
    <style:style style:name="Tabla1.1" style:family="table-row">
      <style:table-row-properties style:min-row-height="0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05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94cm"/>
    </style:style>
    <style:style style:name="Tabla1.4" style:family="table-row">
      <style:table-row-properties style:min-row-height="0.609cm"/>
    </style:style>
    <style:style style:name="Tabla1.5" style:family="table-row">
      <style:table-row-properties style:min-row-height="2.267cm"/>
    </style:style>
    <style:style style:name="Tabla1.6" style:family="table-row">
      <style:table-row-properties style:min-row-height="1.157cm"/>
    </style:style>
    <style:style style:name="Tabla1.7" style:family="table-row">
      <style:table-row-properties style:min-row-height="0.758cm"/>
    </style:style>
    <style:style style:name="Tabla2" style:family="table">
      <style:table-properties style:width="10.707cm" table:align="margins"/>
    </style:style>
    <style:style style:name="Tabla2.A" style:family="table-column">
      <style:table-column-properties style:column-width="5.353cm" style:rel-column-width="32767*"/>
    </style:style>
    <style:style style:name="Tabla2.B" style:family="table-column">
      <style:table-column-properties style:column-width="5.353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2" style:family="table-row">
      <style:table-row-properties style:min-row-height="1.367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6.112cm"/>
    </style:style>
    <style:style style:name="Tabla3.B" style:family="table-column">
      <style:table-column-properties style:column-width="10.901cm"/>
    </style:style>
    <style:style style:name="Tabla3.1" style:family="table-row">
      <style:table-row-properties style:min-row-height="0.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05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794cm"/>
    </style:style>
    <style:style style:name="Tabla3.4" style:family="table-row">
      <style:table-row-properties style:min-row-height="0.609cm"/>
    </style:style>
    <style:style style:name="Tabla3.5" style:family="table-row">
      <style:table-row-properties style:min-row-height="2.267cm"/>
    </style:style>
    <style:style style:name="Tabla3.6" style:family="table-row">
      <style:table-row-properties style:min-row-height="1.508cm"/>
    </style:style>
    <style:style style:name="Tabla3.7" style:family="table-row">
      <style:table-row-properties style:min-row-height="0.758cm"/>
    </style:style>
    <style:style style:name="Tabla4" style:family="table">
      <style:table-properties style:width="10.707cm" table:align="margins"/>
    </style:style>
    <style:style style:name="Tabla4.A" style:family="table-column">
      <style:table-column-properties style:column-width="5.353cm" style:rel-column-width="32767*"/>
    </style:style>
    <style:style style:name="Tabla4.B" style:family="table-column">
      <style:table-column-properties style:column-width="5.353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2" style:family="table-row">
      <style:table-row-properties style:min-row-height="1.367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6.112cm"/>
    </style:style>
    <style:style style:name="Tabla5.B" style:family="table-column">
      <style:table-column-properties style:column-width="10.901cm"/>
    </style:style>
    <style:style style:name="Tabla5.1" style:family="table-row">
      <style:table-row-properties style:min-row-height="0.9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2" style:family="table-row">
      <style:table-row-properties style:min-row-height="1.005cm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794cm"/>
    </style:style>
    <style:style style:name="Tabla5.4" style:family="table-row">
      <style:table-row-properties style:min-row-height="0.609cm"/>
    </style:style>
    <style:style style:name="Tabla5.5" style:family="table-row">
      <style:table-row-properties style:min-row-height="2.267cm"/>
    </style:style>
    <style:style style:name="Tabla5.6" style:family="table-row">
      <style:table-row-properties style:min-row-height="1.508cm"/>
    </style:style>
    <style:style style:name="Tabla5.7" style:family="table-row">
      <style:table-row-properties style:min-row-height="0.758cm"/>
    </style:style>
    <style:style style:name="Tabla6" style:family="table">
      <style:table-properties style:width="10.707cm" table:align="margins"/>
    </style:style>
    <style:style style:name="Tabla6.A" style:family="table-column">
      <style:table-column-properties style:column-width="5.353cm" style:rel-column-width="32767*"/>
    </style:style>
    <style:style style:name="Tabla6.B" style:family="table-column">
      <style:table-column-properties style:column-width="5.353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none"/>
    </style:style>
    <style:style style:name="Tabla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6.2" style:family="table-row">
      <style:table-row-properties style:min-row-height="1.367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6.112cm"/>
    </style:style>
    <style:style style:name="Tabla7.B" style:family="table-column">
      <style:table-column-properties style:column-width="10.901cm"/>
    </style:style>
    <style:style style:name="Tabla7.1" style:family="table-row">
      <style:table-row-properties style:min-row-height="0.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2" style:family="table-row">
      <style:table-row-properties style:min-row-height="1.005cm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794cm"/>
    </style:style>
    <style:style style:name="Tabla7.4" style:family="table-row">
      <style:table-row-properties style:min-row-height="0.609cm"/>
    </style:style>
    <style:style style:name="Tabla7.5" style:family="table-row">
      <style:table-row-properties style:min-row-height="2.267cm"/>
    </style:style>
    <style:style style:name="Tabla7.6" style:family="table-row">
      <style:table-row-properties style:min-row-height="1.508cm"/>
    </style:style>
    <style:style style:name="Tabla7.7" style:family="table-row">
      <style:table-row-properties style:min-row-height="0.758cm"/>
    </style:style>
    <style:style style:name="Tabla8" style:family="table">
      <style:table-properties style:width="10.707cm" table:align="margins"/>
    </style:style>
    <style:style style:name="Tabla8.A" style:family="table-column">
      <style:table-column-properties style:column-width="5.353cm" style:rel-column-width="32767*"/>
    </style:style>
    <style:style style:name="Tabla8.B" style:family="table-column">
      <style:table-column-properties style:column-width="5.353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none"/>
    </style:style>
    <style:style style:name="Tab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8.2" style:family="table-row">
      <style:table-row-properties style:min-row-height="1.367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92cm" fo:margin-left="0cm" table:align="left"/>
    </style:style>
    <style:style style:name="Tabla9.A" style:family="table-column">
      <style:table-column-properties style:column-width="6.112cm"/>
    </style:style>
    <style:style style:name="Tabla9.B" style:family="table-column">
      <style:table-column-properties style:column-width="10.98cm"/>
    </style:style>
    <style:style style:name="Tabla9.1" style:family="table-row">
      <style:table-row-properties style:min-row-height="0.9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2" style:family="table-row">
      <style:table-row-properties style:min-row-height="1.005cm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3" style:family="table-row">
      <style:table-row-properties style:min-row-height="0.794cm"/>
    </style:style>
    <style:style style:name="Tabla9.4" style:family="table-row">
      <style:table-row-properties style:min-row-height="0.609cm"/>
    </style:style>
    <style:style style:name="Tabla9.5" style:family="table-row">
      <style:table-row-properties style:min-row-height="2.267cm"/>
    </style:style>
    <style:style style:name="Tabla9.6" style:family="table-row">
      <style:table-row-properties style:min-row-height="1.508cm"/>
    </style:style>
    <style:style style:name="Tabla9.7" style:family="table-row">
      <style:table-row-properties style:min-row-height="0.758cm"/>
    </style:style>
    <style:style style:name="Tabla10" style:family="table">
      <style:table-properties style:width="10.786cm" table:align="margins"/>
    </style:style>
    <style:style style:name="Tabla10.A" style:family="table-column">
      <style:table-column-properties style:column-width="5.392cm" style:rel-column-width="32767*"/>
    </style:style>
    <style:style style:name="Tabla10.B" style:family="table-column">
      <style:table-column-properties style:column-width="5.394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none"/>
    </style:style>
    <style:style style:name="Tab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0.2" style:family="table-row">
      <style:table-row-properties style:min-row-height="1.367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6.112cm"/>
    </style:style>
    <style:style style:name="Tabla11.B" style:family="table-column">
      <style:table-column-properties style:column-width="10.901cm"/>
    </style:style>
    <style:style style:name="Tabla11.1" style:family="table-row">
      <style:table-row-properties style:min-row-height="0.9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2" style:family="table-row">
      <style:table-row-properties style:min-row-height="1.005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3" style:family="table-row">
      <style:table-row-properties style:min-row-height="0.794cm"/>
    </style:style>
    <style:style style:name="Tabla11.4" style:family="table-row">
      <style:table-row-properties style:min-row-height="0.609cm"/>
    </style:style>
    <style:style style:name="Tabla11.5" style:family="table-row">
      <style:table-row-properties style:min-row-height="2.267cm"/>
    </style:style>
    <style:style style:name="Tabla11.6" style:family="table-row">
      <style:table-row-properties style:min-row-height="1.508cm"/>
    </style:style>
    <style:style style:name="Tabla11.7" style:family="table-row">
      <style:table-row-properties style:min-row-height="0.758cm"/>
    </style:style>
    <style:style style:name="Tabla12" style:family="table">
      <style:table-properties style:width="10.707cm" table:align="margins"/>
    </style:style>
    <style:style style:name="Tabla12.A" style:family="table-column">
      <style:table-column-properties style:column-width="5.353cm" style:rel-column-width="32767*"/>
    </style:style>
    <style:style style:name="Tabla12.B" style:family="table-column">
      <style:table-column-properties style:column-width="5.353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none"/>
    </style:style>
    <style:style style:name="Tabla1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2.2" style:family="table-row">
      <style:table-row-properties style:min-row-height="1.367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6.112cm"/>
    </style:style>
    <style:style style:name="Tabla13.B" style:family="table-column">
      <style:table-column-properties style:column-width="10.901cm"/>
    </style:style>
    <style:style style:name="Tabla13.1" style:family="table-row">
      <style:table-row-properties style:min-row-height="0.9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2" style:family="table-row">
      <style:table-row-properties style:min-row-height="1.005cm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3" style:family="table-row">
      <style:table-row-properties style:min-row-height="0.794cm"/>
    </style:style>
    <style:style style:name="Tabla13.4" style:family="table-row">
      <style:table-row-properties style:min-row-height="0.609cm"/>
    </style:style>
    <style:style style:name="Tabla13.5" style:family="table-row">
      <style:table-row-properties style:min-row-height="2.267cm"/>
    </style:style>
    <style:style style:name="Tabla13.6" style:family="table-row">
      <style:table-row-properties style:min-row-height="1.508cm"/>
    </style:style>
    <style:style style:name="Tabla13.7" style:family="table-row">
      <style:table-row-properties style:min-row-height="0.758cm"/>
    </style:style>
    <style:style style:name="Tabla14" style:family="table">
      <style:table-properties style:width="10.707cm" table:align="margins"/>
    </style:style>
    <style:style style:name="Tabla14.A" style:family="table-column">
      <style:table-column-properties style:column-width="5.353cm" style:rel-column-width="32767*"/>
    </style:style>
    <style:style style:name="Tabla14.B" style:family="table-column">
      <style:table-column-properties style:column-width="5.353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none"/>
    </style:style>
    <style:style style:name="Tabla1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4.2" style:family="table-row">
      <style:table-row-properties style:min-row-height="1.367cm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013cm" fo:margin-left="0cm" table:align="left"/>
    </style:style>
    <style:style style:name="Tabla15.A" style:family="table-column">
      <style:table-column-properties style:column-width="6.112cm"/>
    </style:style>
    <style:style style:name="Tabla15.B" style:family="table-column">
      <style:table-column-properties style:column-width="10.901cm"/>
    </style:style>
    <style:style style:name="Tabla15.1" style:family="table-row">
      <style:table-row-properties style:min-row-height="0.9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2" style:family="table-row">
      <style:table-row-properties style:min-row-height="1.005cm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3" style:family="table-row">
      <style:table-row-properties style:min-row-height="0.794cm"/>
    </style:style>
    <style:style style:name="Tabla15.4" style:family="table-row">
      <style:table-row-properties style:min-row-height="0.609cm"/>
    </style:style>
    <style:style style:name="Tabla15.5" style:family="table-row">
      <style:table-row-properties style:min-row-height="2.267cm"/>
    </style:style>
    <style:style style:name="Tabla15.6" style:family="table-row">
      <style:table-row-properties style:min-row-height="1.508cm"/>
    </style:style>
    <style:style style:name="Tabla15.7" style:family="table-row">
      <style:table-row-properties style:min-row-height="0.758cm"/>
    </style:style>
    <style:style style:name="Tabla16" style:family="table">
      <style:table-properties style:width="10.707cm" table:align="margins"/>
    </style:style>
    <style:style style:name="Tabla16.A" style:family="table-column">
      <style:table-column-properties style:column-width="5.353cm" style:rel-column-width="32767*"/>
    </style:style>
    <style:style style:name="Tabla16.B" style:family="table-column">
      <style:table-column-properties style:column-width="5.353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none"/>
    </style:style>
    <style:style style:name="Tabla1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6.2" style:family="table-row">
      <style:table-row-properties style:min-row-height="1.367cm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013cm" fo:margin-left="0cm" table:align="left"/>
    </style:style>
    <style:style style:name="Tabla17.A" style:family="table-column">
      <style:table-column-properties style:column-width="6.112cm"/>
    </style:style>
    <style:style style:name="Tabla17.B" style:family="table-column">
      <style:table-column-properties style:column-width="10.901cm"/>
    </style:style>
    <style:style style:name="Tabla17.1" style:family="table-row">
      <style:table-row-properties style:min-row-height="0.9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2" style:family="table-row">
      <style:table-row-properties style:min-row-height="1.005cm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3" style:family="table-row">
      <style:table-row-properties style:min-row-height="0.794cm"/>
    </style:style>
    <style:style style:name="Tabla17.4" style:family="table-row">
      <style:table-row-properties style:min-row-height="0.609cm"/>
    </style:style>
    <style:style style:name="Tabla17.5" style:family="table-row">
      <style:table-row-properties style:min-row-height="2.267cm"/>
    </style:style>
    <style:style style:name="Tabla17.6" style:family="table-row">
      <style:table-row-properties style:min-row-height="1.508cm"/>
    </style:style>
    <style:style style:name="Tabla17.7" style:family="table-row">
      <style:table-row-properties style:min-row-height="0.758cm"/>
    </style:style>
    <style:style style:name="Tabla18" style:family="table">
      <style:table-properties style:width="10.707cm" table:align="margins"/>
    </style:style>
    <style:style style:name="Tabla18.A" style:family="table-column">
      <style:table-column-properties style:column-width="5.353cm" style:rel-column-width="32767*"/>
    </style:style>
    <style:style style:name="Tabla18.B" style:family="table-column">
      <style:table-column-properties style:column-width="5.353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none"/>
    </style:style>
    <style:style style:name="Tabla18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8.2" style:family="table-row">
      <style:table-row-properties style:min-row-height="1.367cm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/>
    </style:style>
    <style:style style:name="Tabla19.A" style:family="table-column">
      <style:table-column-properties style:column-width="6.112cm"/>
    </style:style>
    <style:style style:name="Tabla19.B" style:family="table-column">
      <style:table-column-properties style:column-width="10.901cm"/>
    </style:style>
    <style:style style:name="Tabla19.1" style:family="table-row">
      <style:table-row-properties style:min-row-height="0.9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2" style:family="table-row">
      <style:table-row-properties style:min-row-height="1.005cm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3" style:family="table-row">
      <style:table-row-properties style:min-row-height="0.794cm"/>
    </style:style>
    <style:style style:name="Tabla19.4" style:family="table-row">
      <style:table-row-properties style:min-row-height="0.609cm"/>
    </style:style>
    <style:style style:name="Tabla19.5" style:family="table-row">
      <style:table-row-properties style:min-row-height="2.267cm"/>
    </style:style>
    <style:style style:name="Tabla19.6" style:family="table-row">
      <style:table-row-properties style:min-row-height="1.508cm"/>
    </style:style>
    <style:style style:name="Tabla19.7" style:family="table-row">
      <style:table-row-properties style:min-row-height="0.758cm"/>
    </style:style>
    <style:style style:name="Tabla20" style:family="table">
      <style:table-properties style:width="10.707cm" table:align="margins"/>
    </style:style>
    <style:style style:name="Tabla20.A" style:family="table-column">
      <style:table-column-properties style:column-width="5.353cm" style:rel-column-width="32767*"/>
    </style:style>
    <style:style style:name="Tabla20.B" style:family="table-column">
      <style:table-column-properties style:column-width="5.353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none"/>
    </style:style>
    <style:style style:name="Tabla20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0.2" style:family="table-row">
      <style:table-row-properties style:min-row-height="1.367cm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013cm" fo:margin-left="0cm" table:align="left"/>
    </style:style>
    <style:style style:name="Tabla21.A" style:family="table-column">
      <style:table-column-properties style:column-width="6.112cm"/>
    </style:style>
    <style:style style:name="Tabla21.B" style:family="table-column">
      <style:table-column-properties style:column-width="10.901cm"/>
    </style:style>
    <style:style style:name="Tabla21.1" style:family="table-row">
      <style:table-row-properties style:min-row-height="0.9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2" style:family="table-row">
      <style:table-row-properties style:min-row-height="1.005cm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3" style:family="table-row">
      <style:table-row-properties style:min-row-height="0.794cm"/>
    </style:style>
    <style:style style:name="Tabla21.4" style:family="table-row">
      <style:table-row-properties style:min-row-height="0.609cm"/>
    </style:style>
    <style:style style:name="Tabla21.5" style:family="table-row">
      <style:table-row-properties style:min-row-height="2.267cm"/>
    </style:style>
    <style:style style:name="Tabla21.6" style:family="table-row">
      <style:table-row-properties style:min-row-height="1.508cm"/>
    </style:style>
    <style:style style:name="Tabla21.7" style:family="table-row">
      <style:table-row-properties style:min-row-height="0.758cm"/>
    </style:style>
    <style:style style:name="Tabla22" style:family="table">
      <style:table-properties style:width="10.707cm" table:align="margins"/>
    </style:style>
    <style:style style:name="Tabla22.A" style:family="table-column">
      <style:table-column-properties style:column-width="5.353cm" style:rel-column-width="32767*"/>
    </style:style>
    <style:style style:name="Tabla22.B" style:family="table-column">
      <style:table-column-properties style:column-width="5.353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none"/>
    </style:style>
    <style:style style:name="Tabla2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2.2" style:family="table-row">
      <style:table-row-properties style:min-row-height="1.367cm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013cm" fo:margin-left="0cm" table:align="left"/>
    </style:style>
    <style:style style:name="Tabla23.A" style:family="table-column">
      <style:table-column-properties style:column-width="6.112cm"/>
    </style:style>
    <style:style style:name="Tabla23.B" style:family="table-column">
      <style:table-column-properties style:column-width="10.901cm"/>
    </style:style>
    <style:style style:name="Tabla23.1" style:family="table-row">
      <style:table-row-properties style:min-row-height="0.9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2" style:family="table-row">
      <style:table-row-properties style:min-row-height="1.005cm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3" style:family="table-row">
      <style:table-row-properties style:min-row-height="0.794cm"/>
    </style:style>
    <style:style style:name="Tabla23.4" style:family="table-row">
      <style:table-row-properties style:min-row-height="0.609cm"/>
    </style:style>
    <style:style style:name="Tabla23.5" style:family="table-row">
      <style:table-row-properties style:min-row-height="2.267cm"/>
    </style:style>
    <style:style style:name="Tabla23.6" style:family="table-row">
      <style:table-row-properties style:min-row-height="1.508cm"/>
    </style:style>
    <style:style style:name="Tabla23.7" style:family="table-row">
      <style:table-row-properties style:min-row-height="0.758cm"/>
    </style:style>
    <style:style style:name="Tabla24" style:family="table">
      <style:table-properties style:width="10.707cm" table:align="margins"/>
    </style:style>
    <style:style style:name="Tabla24.A" style:family="table-column">
      <style:table-column-properties style:column-width="5.353cm" style:rel-column-width="32767*"/>
    </style:style>
    <style:style style:name="Tabla24.B" style:family="table-column">
      <style:table-column-properties style:column-width="5.353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none"/>
    </style:style>
    <style:style style:name="Tabla2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4.2" style:family="table-row">
      <style:table-row-properties style:min-row-height="1.367cm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013cm" fo:margin-left="0cm" table:align="left"/>
    </style:style>
    <style:style style:name="Tabla25.A" style:family="table-column">
      <style:table-column-properties style:column-width="6.112cm"/>
    </style:style>
    <style:style style:name="Tabla25.B" style:family="table-column">
      <style:table-column-properties style:column-width="10.901cm"/>
    </style:style>
    <style:style style:name="Tabla25.1" style:family="table-row">
      <style:table-row-properties style:min-row-height="0.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2" style:family="table-row">
      <style:table-row-properties style:min-row-height="1.005cm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3" style:family="table-row">
      <style:table-row-properties style:min-row-height="0.794cm"/>
    </style:style>
    <style:style style:name="Tabla25.4" style:family="table-row">
      <style:table-row-properties style:min-row-height="0.609cm"/>
    </style:style>
    <style:style style:name="Tabla25.5" style:family="table-row">
      <style:table-row-properties style:min-row-height="2.267cm"/>
    </style:style>
    <style:style style:name="Tabla25.6" style:family="table-row">
      <style:table-row-properties style:min-row-height="1.508cm"/>
    </style:style>
    <style:style style:name="Tabla25.7" style:family="table-row">
      <style:table-row-properties style:min-row-height="0.758cm"/>
    </style:style>
    <style:style style:name="Tabla26" style:family="table">
      <style:table-properties style:width="10.707cm" table:align="margins"/>
    </style:style>
    <style:style style:name="Tabla26.A" style:family="table-column">
      <style:table-column-properties style:column-width="5.353cm" style:rel-column-width="32767*"/>
    </style:style>
    <style:style style:name="Tabla26.B" style:family="table-column">
      <style:table-column-properties style:column-width="5.353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none"/>
    </style:style>
    <style:style style:name="Tabla2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6.2" style:family="table-row">
      <style:table-row-properties style:min-row-height="1.367cm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013cm" fo:margin-left="0cm" table:align="left"/>
    </style:style>
    <style:style style:name="Tabla27.A" style:family="table-column">
      <style:table-column-properties style:column-width="6.112cm"/>
    </style:style>
    <style:style style:name="Tabla27.B" style:family="table-column">
      <style:table-column-properties style:column-width="10.901cm"/>
    </style:style>
    <style:style style:name="Tabla27.1" style:family="table-row">
      <style:table-row-properties style:min-row-height="0.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2" style:family="table-row">
      <style:table-row-properties style:min-row-height="1.005cm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3" style:family="table-row">
      <style:table-row-properties style:min-row-height="0.794cm"/>
    </style:style>
    <style:style style:name="Tabla27.4" style:family="table-row">
      <style:table-row-properties style:min-row-height="0.609cm"/>
    </style:style>
    <style:style style:name="Tabla27.5" style:family="table-row">
      <style:table-row-properties style:min-row-height="2.267cm"/>
    </style:style>
    <style:style style:name="Tabla27.6" style:family="table-row">
      <style:table-row-properties style:min-row-height="1.508cm"/>
    </style:style>
    <style:style style:name="Tabla27.7" style:family="table-row">
      <style:table-row-properties style:min-row-height="0.758cm"/>
    </style:style>
    <style:style style:name="Tabla28" style:family="table">
      <style:table-properties style:width="10.707cm" table:align="margins"/>
    </style:style>
    <style:style style:name="Tabla28.A" style:family="table-column">
      <style:table-column-properties style:column-width="5.353cm" style:rel-column-width="32767*"/>
    </style:style>
    <style:style style:name="Tabla28.B" style:family="table-column">
      <style:table-column-properties style:column-width="5.353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none"/>
    </style:style>
    <style:style style:name="Tabla28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8.2" style:family="table-row">
      <style:table-row-properties style:min-row-height="1.367cm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013cm" fo:margin-left="0cm" table:align="left"/>
    </style:style>
    <style:style style:name="Tabla29.A" style:family="table-column">
      <style:table-column-properties style:column-width="6.112cm"/>
    </style:style>
    <style:style style:name="Tabla29.B" style:family="table-column">
      <style:table-column-properties style:column-width="10.901cm"/>
    </style:style>
    <style:style style:name="Tabla29.1" style:family="table-row">
      <style:table-row-properties style:min-row-height="0.9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2" style:family="table-row">
      <style:table-row-properties style:min-row-height="1.005cm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3" style:family="table-row">
      <style:table-row-properties style:min-row-height="0.794cm"/>
    </style:style>
    <style:style style:name="Tabla29.4" style:family="table-row">
      <style:table-row-properties style:min-row-height="0.609cm"/>
    </style:style>
    <style:style style:name="Tabla29.5" style:family="table-row">
      <style:table-row-properties style:min-row-height="2.267cm"/>
    </style:style>
    <style:style style:name="Tabla29.6" style:family="table-row">
      <style:table-row-properties style:min-row-height="1.508cm"/>
    </style:style>
    <style:style style:name="Tabla29.7" style:family="table-row">
      <style:table-row-properties style:min-row-height="0.758cm"/>
    </style:style>
    <style:style style:name="Tabla30" style:family="table">
      <style:table-properties style:width="10.707cm" table:align="margins"/>
    </style:style>
    <style:style style:name="Tabla30.A" style:family="table-column">
      <style:table-column-properties style:column-width="5.353cm" style:rel-column-width="32767*"/>
    </style:style>
    <style:style style:name="Tabla30.B" style:family="table-column">
      <style:table-column-properties style:column-width="5.353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none"/>
    </style:style>
    <style:style style:name="Tabla30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0.2" style:family="table-row">
      <style:table-row-properties style:min-row-height="1.367cm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013cm" fo:margin-left="0cm" table:align="left"/>
    </style:style>
    <style:style style:name="Tabla31.A" style:family="table-column">
      <style:table-column-properties style:column-width="6.112cm"/>
    </style:style>
    <style:style style:name="Tabla31.B" style:family="table-column">
      <style:table-column-properties style:column-width="10.901cm"/>
    </style:style>
    <style:style style:name="Tabla31.1" style:family="table-row">
      <style:table-row-properties style:min-row-height="0.9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2" style:family="table-row">
      <style:table-row-properties style:min-row-height="1.005cm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3" style:family="table-row">
      <style:table-row-properties style:min-row-height="0.794cm"/>
    </style:style>
    <style:style style:name="Tabla31.4" style:family="table-row">
      <style:table-row-properties style:min-row-height="0.609cm"/>
    </style:style>
    <style:style style:name="Tabla31.5" style:family="table-row">
      <style:table-row-properties style:min-row-height="2.267cm"/>
    </style:style>
    <style:style style:name="Tabla31.6" style:family="table-row">
      <style:table-row-properties style:min-row-height="1.508cm"/>
    </style:style>
    <style:style style:name="Tabla31.7" style:family="table-row">
      <style:table-row-properties style:min-row-height="0.758cm"/>
    </style:style>
    <style:style style:name="Tabla32" style:family="table">
      <style:table-properties style:width="10.707cm" table:align="margins"/>
    </style:style>
    <style:style style:name="Tabla32.A" style:family="table-column">
      <style:table-column-properties style:column-width="5.353cm" style:rel-column-width="32767*"/>
    </style:style>
    <style:style style:name="Tabla32.B" style:family="table-column">
      <style:table-column-properties style:column-width="5.353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none"/>
    </style:style>
    <style:style style:name="Tabla3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2.2" style:family="table-row">
      <style:table-row-properties style:min-row-height="1.367cm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013cm" fo:margin-left="0cm" table:align="left"/>
    </style:style>
    <style:style style:name="Tabla33.A" style:family="table-column">
      <style:table-column-properties style:column-width="6.112cm"/>
    </style:style>
    <style:style style:name="Tabla33.B" style:family="table-column">
      <style:table-column-properties style:column-width="10.901cm"/>
    </style:style>
    <style:style style:name="Tabla33.1" style:family="table-row">
      <style:table-row-properties style:min-row-height="0.9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2" style:family="table-row">
      <style:table-row-properties style:min-row-height="1.005cm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3" style:family="table-row">
      <style:table-row-properties style:min-row-height="0.794cm"/>
    </style:style>
    <style:style style:name="Tabla33.4" style:family="table-row">
      <style:table-row-properties style:min-row-height="0.609cm"/>
    </style:style>
    <style:style style:name="Tabla33.5" style:family="table-row">
      <style:table-row-properties style:min-row-height="2.267cm"/>
    </style:style>
    <style:style style:name="Tabla33.6" style:family="table-row">
      <style:table-row-properties style:min-row-height="1.508cm"/>
    </style:style>
    <style:style style:name="Tabla33.7" style:family="table-row">
      <style:table-row-properties style:min-row-height="0.758cm"/>
    </style:style>
    <style:style style:name="Tabla34" style:family="table">
      <style:table-properties style:width="10.707cm" table:align="margins"/>
    </style:style>
    <style:style style:name="Tabla34.A" style:family="table-column">
      <style:table-column-properties style:column-width="5.353cm" style:rel-column-width="32767*"/>
    </style:style>
    <style:style style:name="Tabla34.B" style:family="table-column">
      <style:table-column-properties style:column-width="5.353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none"/>
    </style:style>
    <style:style style:name="Tabla3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4.2" style:family="table-row">
      <style:table-row-properties style:min-row-height="1.367cm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013cm" fo:margin-left="0cm" table:align="left"/>
    </style:style>
    <style:style style:name="Tabla35.A" style:family="table-column">
      <style:table-column-properties style:column-width="6.112cm"/>
    </style:style>
    <style:style style:name="Tabla35.B" style:family="table-column">
      <style:table-column-properties style:column-width="10.901cm"/>
    </style:style>
    <style:style style:name="Tabla35.1" style:family="table-row">
      <style:table-row-properties style:min-row-height="0.9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2" style:family="table-row">
      <style:table-row-properties style:min-row-height="1.005cm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3" style:family="table-row">
      <style:table-row-properties style:min-row-height="0.794cm"/>
    </style:style>
    <style:style style:name="Tabla35.4" style:family="table-row">
      <style:table-row-properties style:min-row-height="0.609cm"/>
    </style:style>
    <style:style style:name="Tabla35.5" style:family="table-row">
      <style:table-row-properties style:min-row-height="2.267cm"/>
    </style:style>
    <style:style style:name="Tabla35.6" style:family="table-row">
      <style:table-row-properties style:min-row-height="1.508cm"/>
    </style:style>
    <style:style style:name="Tabla35.7" style:family="table-row">
      <style:table-row-properties style:min-row-height="0.758cm"/>
    </style:style>
    <style:style style:name="Tabla36" style:family="table">
      <style:table-properties style:width="10.707cm" table:align="margins"/>
    </style:style>
    <style:style style:name="Tabla36.A" style:family="table-column">
      <style:table-column-properties style:column-width="5.353cm" style:rel-column-width="32767*"/>
    </style:style>
    <style:style style:name="Tabla36.B" style:family="table-column">
      <style:table-column-properties style:column-width="5.353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none"/>
    </style:style>
    <style:style style:name="Tabla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6.2" style:family="table-row">
      <style:table-row-properties style:min-row-height="1.367cm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013cm" fo:margin-left="0cm" table:align="left"/>
    </style:style>
    <style:style style:name="Tabla37.A" style:family="table-column">
      <style:table-column-properties style:column-width="6.112cm"/>
    </style:style>
    <style:style style:name="Tabla37.B" style:family="table-column">
      <style:table-column-properties style:column-width="10.901cm"/>
    </style:style>
    <style:style style:name="Tabla37.1" style:family="table-row">
      <style:table-row-properties style:min-row-height="0.9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2" style:family="table-row">
      <style:table-row-properties style:min-row-height="1.005cm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3" style:family="table-row">
      <style:table-row-properties style:min-row-height="0.794cm"/>
    </style:style>
    <style:style style:name="Tabla37.4" style:family="table-row">
      <style:table-row-properties style:min-row-height="0.609cm"/>
    </style:style>
    <style:style style:name="Tabla37.5" style:family="table-row">
      <style:table-row-properties style:min-row-height="2.267cm"/>
    </style:style>
    <style:style style:name="Tabla37.6" style:family="table-row">
      <style:table-row-properties style:min-row-height="1.508cm"/>
    </style:style>
    <style:style style:name="Tabla37.7" style:family="table-row">
      <style:table-row-properties style:min-row-height="0.758cm"/>
    </style:style>
    <style:style style:name="Tabla38" style:family="table">
      <style:table-properties style:width="10.707cm" table:align="margins"/>
    </style:style>
    <style:style style:name="Tabla38.A" style:family="table-column">
      <style:table-column-properties style:column-width="5.353cm" style:rel-column-width="32767*"/>
    </style:style>
    <style:style style:name="Tabla38.B" style:family="table-column">
      <style:table-column-properties style:column-width="5.353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none"/>
    </style:style>
    <style:style style:name="Tabla38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8.2" style:family="table-row">
      <style:table-row-properties style:min-row-height="1.367cm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013cm" fo:margin-left="0cm" table:align="left"/>
    </style:style>
    <style:style style:name="Tabla39.A" style:family="table-column">
      <style:table-column-properties style:column-width="6.112cm"/>
    </style:style>
    <style:style style:name="Tabla39.B" style:family="table-column">
      <style:table-column-properties style:column-width="10.901cm"/>
    </style:style>
    <style:style style:name="Tabla39.1" style:family="table-row">
      <style:table-row-properties style:min-row-height="0.9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2" style:family="table-row">
      <style:table-row-properties style:min-row-height="1.005cm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3" style:family="table-row">
      <style:table-row-properties style:min-row-height="0.794cm"/>
    </style:style>
    <style:style style:name="Tabla39.4" style:family="table-row">
      <style:table-row-properties style:min-row-height="0.609cm"/>
    </style:style>
    <style:style style:name="Tabla39.5" style:family="table-row">
      <style:table-row-properties style:min-row-height="2.267cm"/>
    </style:style>
    <style:style style:name="Tabla39.6" style:family="table-row">
      <style:table-row-properties style:min-row-height="1.508cm"/>
    </style:style>
    <style:style style:name="Tabla39.7" style:family="table-row">
      <style:table-row-properties style:min-row-height="0.758cm"/>
    </style:style>
    <style:style style:name="Tabla40" style:family="table">
      <style:table-properties style:width="10.707cm" table:align="margins"/>
    </style:style>
    <style:style style:name="Tabla40.A" style:family="table-column">
      <style:table-column-properties style:column-width="5.353cm" style:rel-column-width="32767*"/>
    </style:style>
    <style:style style:name="Tabla40.B" style:family="table-column">
      <style:table-column-properties style:column-width="5.353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none"/>
    </style:style>
    <style:style style:name="Tabla40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0.2" style:family="table-row">
      <style:table-row-properties style:min-row-height="1.367cm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013cm" fo:margin-left="0cm" table:align="left"/>
    </style:style>
    <style:style style:name="Tabla41.A" style:family="table-column">
      <style:table-column-properties style:column-width="6.112cm"/>
    </style:style>
    <style:style style:name="Tabla41.B" style:family="table-column">
      <style:table-column-properties style:column-width="10.901cm"/>
    </style:style>
    <style:style style:name="Tabla41.1" style:family="table-row">
      <style:table-row-properties style:min-row-height="0.9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2" style:family="table-row">
      <style:table-row-properties style:min-row-height="1.005cm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3" style:family="table-row">
      <style:table-row-properties style:min-row-height="0.794cm"/>
    </style:style>
    <style:style style:name="Tabla41.4" style:family="table-row">
      <style:table-row-properties style:min-row-height="0.609cm"/>
    </style:style>
    <style:style style:name="Tabla41.5" style:family="table-row">
      <style:table-row-properties style:min-row-height="2.267cm"/>
    </style:style>
    <style:style style:name="Tabla41.6" style:family="table-row">
      <style:table-row-properties style:min-row-height="1.508cm"/>
    </style:style>
    <style:style style:name="Tabla41.7" style:family="table-row">
      <style:table-row-properties style:min-row-height="0.758cm"/>
    </style:style>
    <style:style style:name="Tabla42" style:family="table">
      <style:table-properties style:width="10.707cm" table:align="margins"/>
    </style:style>
    <style:style style:name="Tabla42.A" style:family="table-column">
      <style:table-column-properties style:column-width="5.353cm" style:rel-column-width="32767*"/>
    </style:style>
    <style:style style:name="Tabla42.B" style:family="table-column">
      <style:table-column-properties style:column-width="5.353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none"/>
    </style:style>
    <style:style style:name="Tabla4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2.2" style:family="table-row">
      <style:table-row-properties style:min-row-height="1.367cm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013cm" fo:margin-left="0cm" table:align="left"/>
    </style:style>
    <style:style style:name="Tabla43.A" style:family="table-column">
      <style:table-column-properties style:column-width="6.112cm"/>
    </style:style>
    <style:style style:name="Tabla43.B" style:family="table-column">
      <style:table-column-properties style:column-width="10.901cm"/>
    </style:style>
    <style:style style:name="Tabla43.1" style:family="table-row">
      <style:table-row-properties style:min-row-height="0.9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2" style:family="table-row">
      <style:table-row-properties style:min-row-height="1.005cm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3" style:family="table-row">
      <style:table-row-properties style:min-row-height="0.794cm"/>
    </style:style>
    <style:style style:name="Tabla43.4" style:family="table-row">
      <style:table-row-properties style:min-row-height="0.609cm"/>
    </style:style>
    <style:style style:name="Tabla43.5" style:family="table-row">
      <style:table-row-properties style:min-row-height="2.267cm"/>
    </style:style>
    <style:style style:name="Tabla43.6" style:family="table-row">
      <style:table-row-properties style:min-row-height="1.508cm"/>
    </style:style>
    <style:style style:name="Tabla43.7" style:family="table-row">
      <style:table-row-properties style:min-row-height="0.758cm"/>
    </style:style>
    <style:style style:name="Tabla44" style:family="table">
      <style:table-properties style:width="10.707cm" table:align="margins"/>
    </style:style>
    <style:style style:name="Tabla44.A" style:family="table-column">
      <style:table-column-properties style:column-width="5.353cm" style:rel-column-width="32767*"/>
    </style:style>
    <style:style style:name="Tabla44.B" style:family="table-column">
      <style:table-column-properties style:column-width="5.353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none"/>
    </style:style>
    <style:style style:name="Tabla4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4.2" style:family="table-row">
      <style:table-row-properties style:min-row-height="1.367cm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013cm" fo:margin-left="0cm" table:align="left"/>
    </style:style>
    <style:style style:name="Tabla45.A" style:family="table-column">
      <style:table-column-properties style:column-width="6.112cm"/>
    </style:style>
    <style:style style:name="Tabla45.B" style:family="table-column">
      <style:table-column-properties style:column-width="10.901cm"/>
    </style:style>
    <style:style style:name="Tabla45.1" style:family="table-row">
      <style:table-row-properties style:min-row-height="0.9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2" style:family="table-row">
      <style:table-row-properties style:min-row-height="1.005cm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3" style:family="table-row">
      <style:table-row-properties style:min-row-height="0.794cm"/>
    </style:style>
    <style:style style:name="Tabla45.4" style:family="table-row">
      <style:table-row-properties style:min-row-height="0.609cm"/>
    </style:style>
    <style:style style:name="Tabla45.5" style:family="table-row">
      <style:table-row-properties style:min-row-height="2.267cm"/>
    </style:style>
    <style:style style:name="Tabla45.6" style:family="table-row">
      <style:table-row-properties style:min-row-height="1.508cm"/>
    </style:style>
    <style:style style:name="Tabla45.7" style:family="table-row">
      <style:table-row-properties style:min-row-height="0.758cm"/>
    </style:style>
    <style:style style:name="Tabla46" style:family="table">
      <style:table-properties style:width="10.707cm" table:align="margins"/>
    </style:style>
    <style:style style:name="Tabla46.A" style:family="table-column">
      <style:table-column-properties style:column-width="5.353cm" style:rel-column-width="32767*"/>
    </style:style>
    <style:style style:name="Tabla46.B" style:family="table-column">
      <style:table-column-properties style:column-width="5.353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none"/>
    </style:style>
    <style:style style:name="Tabla4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6.2" style:family="table-row">
      <style:table-row-properties style:min-row-height="1.367cm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013cm" fo:margin-left="0cm" table:align="left"/>
    </style:style>
    <style:style style:name="Tabla47.A" style:family="table-column">
      <style:table-column-properties style:column-width="6.112cm"/>
    </style:style>
    <style:style style:name="Tabla47.B" style:family="table-column">
      <style:table-column-properties style:column-width="10.901cm"/>
    </style:style>
    <style:style style:name="Tabla47.1" style:family="table-row">
      <style:table-row-properties style:min-row-height="0.9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2" style:family="table-row">
      <style:table-row-properties style:min-row-height="1.005cm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3" style:family="table-row">
      <style:table-row-properties style:min-row-height="0.794cm"/>
    </style:style>
    <style:style style:name="Tabla47.4" style:family="table-row">
      <style:table-row-properties style:min-row-height="0.609cm"/>
    </style:style>
    <style:style style:name="Tabla47.5" style:family="table-row">
      <style:table-row-properties style:min-row-height="2.267cm"/>
    </style:style>
    <style:style style:name="Tabla47.6" style:family="table-row">
      <style:table-row-properties style:min-row-height="1.508cm"/>
    </style:style>
    <style:style style:name="Tabla47.7" style:family="table-row">
      <style:table-row-properties style:min-row-height="0.758cm"/>
    </style:style>
    <style:style style:name="Tabla48" style:family="table">
      <style:table-properties style:width="10.707cm" table:align="margins"/>
    </style:style>
    <style:style style:name="Tabla48.A" style:family="table-column">
      <style:table-column-properties style:column-width="5.353cm" style:rel-column-width="32767*"/>
    </style:style>
    <style:style style:name="Tabla48.B" style:family="table-column">
      <style:table-column-properties style:column-width="5.353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none"/>
    </style:style>
    <style:style style:name="Tabla48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8.2" style:family="table-row">
      <style:table-row-properties style:min-row-height="1.367cm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8a7bf" officeooo:paragraph-rsid="0008a7bf" style:font-weight-asian="bold" style:font-weight-complex="bold"/>
    </style:style>
    <style:style style:name="P2" style:family="paragraph" style:parent-style-name="Table_20_Contents">
      <style:text-properties fo:font-weight="bold" officeooo:rsid="0008a7bf" officeooo:paragraph-rsid="00092625" style:font-weight-asian="bold" style:font-weight-complex="bold"/>
    </style:style>
    <style:style style:name="P3" style:family="paragraph" style:parent-style-name="Table_20_Contents">
      <style:text-properties fo:font-weight="bold" officeooo:rsid="0008a7bf" officeooo:paragraph-rsid="000abfc3" style:font-weight-asian="bold" style:font-weight-complex="bold"/>
    </style:style>
    <style:style style:name="P4" style:family="paragraph" style:parent-style-name="Table_20_Contents">
      <style:text-properties fo:font-weight="bold" officeooo:rsid="0008a7bf" officeooo:paragraph-rsid="000d199e" style:font-weight-asian="bold" style:font-weight-complex="bold"/>
    </style:style>
    <style:style style:name="P5" style:family="paragraph" style:parent-style-name="Table_20_Contents">
      <style:text-properties fo:font-weight="bold" officeooo:rsid="0008a7bf" officeooo:paragraph-rsid="000f8d87" style:font-weight-asian="bold" style:font-weight-complex="bold"/>
    </style:style>
    <style:style style:name="P6" style:family="paragraph" style:parent-style-name="Table_20_Contents">
      <style:text-properties fo:font-weight="bold" officeooo:rsid="0008a7bf" officeooo:paragraph-rsid="00101fc8" style:font-weight-asian="bold" style:font-weight-complex="bold"/>
    </style:style>
    <style:style style:name="P7" style:family="paragraph" style:parent-style-name="Table_20_Contents">
      <style:text-properties fo:font-weight="bold" officeooo:rsid="0008a7bf" officeooo:paragraph-rsid="0013507a" style:font-weight-asian="bold" style:font-weight-complex="bold"/>
    </style:style>
    <style:style style:name="P8" style:family="paragraph" style:parent-style-name="Table_20_Contents">
      <style:text-properties fo:font-weight="bold" officeooo:rsid="0008a7bf" officeooo:paragraph-rsid="0014bf41" style:font-weight-asian="bold" style:font-weight-complex="bold"/>
    </style:style>
    <style:style style:name="P9" style:family="paragraph" style:parent-style-name="Table_20_Contents">
      <style:text-properties fo:font-weight="bold" officeooo:rsid="000abfc3" officeooo:paragraph-rsid="00092625" style:font-weight-asian="bold" style:font-weight-complex="bold"/>
    </style:style>
    <style:style style:name="P10" style:family="paragraph" style:parent-style-name="Table_20_Contents">
      <style:text-properties officeooo:paragraph-rsid="00092625"/>
    </style:style>
    <style:style style:name="P11" style:family="paragraph" style:parent-style-name="Table_20_Contents">
      <style:text-properties officeooo:rsid="00092625" officeooo:paragraph-rsid="00092625"/>
    </style:style>
    <style:style style:name="P12" style:family="paragraph" style:parent-style-name="Table_20_Contents">
      <style:text-properties officeooo:rsid="000abfc3" officeooo:paragraph-rsid="000abfc3"/>
    </style:style>
    <style:style style:name="P13" style:family="paragraph" style:parent-style-name="Table_20_Contents">
      <style:text-properties officeooo:rsid="000abfc3" officeooo:paragraph-rsid="000d199e"/>
    </style:style>
    <style:style style:name="P14" style:family="paragraph" style:parent-style-name="Table_20_Contents">
      <style:text-properties officeooo:rsid="000abfc3" officeooo:paragraph-rsid="000f8d87"/>
    </style:style>
    <style:style style:name="P15" style:family="paragraph" style:parent-style-name="Table_20_Contents">
      <style:text-properties officeooo:paragraph-rsid="000abfc3"/>
    </style:style>
    <style:style style:name="P16" style:family="paragraph" style:parent-style-name="Table_20_Contents">
      <style:text-properties officeooo:rsid="000ac933" officeooo:paragraph-rsid="000ac933"/>
    </style:style>
    <style:style style:name="P17" style:family="paragraph" style:parent-style-name="Table_20_Contents">
      <style:text-properties officeooo:rsid="000ac933" officeooo:paragraph-rsid="000d199e"/>
    </style:style>
    <style:style style:name="P18" style:family="paragraph" style:parent-style-name="Table_20_Contents">
      <style:text-properties officeooo:rsid="000ac933" officeooo:paragraph-rsid="0010e001"/>
    </style:style>
    <style:style style:name="P19" style:family="paragraph" style:parent-style-name="Table_20_Contents">
      <style:text-properties officeooo:rsid="000babfc" officeooo:paragraph-rsid="000babfc"/>
    </style:style>
    <style:style style:name="P20" style:family="paragraph" style:parent-style-name="Table_20_Contents">
      <style:text-properties officeooo:rsid="000babfc" officeooo:paragraph-rsid="000d199e"/>
    </style:style>
    <style:style style:name="P21" style:family="paragraph" style:parent-style-name="Table_20_Contents">
      <style:text-properties officeooo:rsid="000babfc" officeooo:paragraph-rsid="000f8d87"/>
    </style:style>
    <style:style style:name="P22" style:family="paragraph" style:parent-style-name="Table_20_Contents">
      <style:text-properties officeooo:rsid="000babfc" officeooo:paragraph-rsid="00101fc8"/>
    </style:style>
    <style:style style:name="P23" style:family="paragraph" style:parent-style-name="Table_20_Contents">
      <style:text-properties officeooo:rsid="000babfc" officeooo:paragraph-rsid="0013507a"/>
    </style:style>
    <style:style style:name="P24" style:family="paragraph" style:parent-style-name="Table_20_Contents">
      <style:text-properties officeooo:rsid="000babfc" officeooo:paragraph-rsid="0014bf41"/>
    </style:style>
    <style:style style:name="P25" style:family="paragraph" style:parent-style-name="Table_20_Contents">
      <style:text-properties officeooo:paragraph-rsid="000d199e"/>
    </style:style>
    <style:style style:name="P26" style:family="paragraph" style:parent-style-name="Table_20_Contents">
      <style:text-properties officeooo:rsid="000d199e" officeooo:paragraph-rsid="000d199e"/>
    </style:style>
    <style:style style:name="P27" style:family="paragraph" style:parent-style-name="Table_20_Contents">
      <style:text-properties officeooo:paragraph-rsid="000f8d87"/>
    </style:style>
    <style:style style:name="P28" style:family="paragraph" style:parent-style-name="Table_20_Contents">
      <style:text-properties officeooo:rsid="000f8d87" officeooo:paragraph-rsid="000f8d87"/>
    </style:style>
    <style:style style:name="P29" style:family="paragraph" style:parent-style-name="Table_20_Contents">
      <style:text-properties officeooo:paragraph-rsid="00101fc8"/>
    </style:style>
    <style:style style:name="P30" style:family="paragraph" style:parent-style-name="Table_20_Contents">
      <style:text-properties officeooo:rsid="00101fc8" officeooo:paragraph-rsid="00101fc8"/>
    </style:style>
    <style:style style:name="P31" style:family="paragraph" style:parent-style-name="Table_20_Contents">
      <style:text-properties officeooo:paragraph-rsid="0013507a"/>
    </style:style>
    <style:style style:name="P32" style:family="paragraph" style:parent-style-name="Table_20_Contents">
      <style:text-properties officeooo:rsid="0013507a" officeooo:paragraph-rsid="0013507a"/>
    </style:style>
    <style:style style:name="P33" style:family="paragraph" style:parent-style-name="Table_20_Contents">
      <style:text-properties officeooo:rsid="0013507a" officeooo:paragraph-rsid="0014bf41"/>
    </style:style>
    <style:style style:name="P34" style:family="paragraph" style:parent-style-name="Table_20_Contents">
      <style:text-properties officeooo:paragraph-rsid="0014bf41"/>
    </style:style>
    <style:style style:name="P35" style:family="paragraph" style:parent-style-name="Table_20_Contents">
      <style:text-properties officeooo:rsid="0014bf41" officeooo:paragraph-rsid="0014bf41"/>
    </style:style>
    <style:style style:name="P36" style:family="paragraph" style:parent-style-name="Table_20_Contents">
      <style:text-properties officeooo:rsid="0014d7b5" officeooo:paragraph-rsid="0014d7b5"/>
    </style:style>
    <style:style style:name="P37" style:family="paragraph" style:parent-style-name="Table_20_Contents">
      <style:text-properties officeooo:rsid="0015e71c" officeooo:paragraph-rsid="0015e71c"/>
    </style:style>
    <style:style style:name="P38" style:family="paragraph" style:parent-style-name="Standard">
      <style:text-properties officeooo:paragraph-rsid="00092625"/>
    </style:style>
    <style:style style:name="P39" style:family="paragraph" style:parent-style-name="Standard">
      <style:text-properties officeooo:rsid="000abfc3" officeooo:paragraph-rsid="000abfc3"/>
    </style:style>
    <style:style style:name="P40" style:family="paragraph" style:parent-style-name="Standard">
      <style:text-properties officeooo:paragraph-rsid="000abfc3"/>
    </style:style>
    <style:style style:name="P41" style:family="paragraph" style:parent-style-name="Standard">
      <style:text-properties officeooo:rsid="000d199e" officeooo:paragraph-rsid="000d199e"/>
    </style:style>
    <style:style style:name="P42" style:family="paragraph" style:parent-style-name="Standard">
      <style:text-properties officeooo:rsid="000d199e" officeooo:paragraph-rsid="000f8d87"/>
    </style:style>
    <style:style style:name="P43" style:family="paragraph" style:parent-style-name="Standard">
      <style:text-properties officeooo:rsid="000d199e" officeooo:paragraph-rsid="0013507a"/>
    </style:style>
    <style:style style:name="P44" style:family="paragraph" style:parent-style-name="Standard">
      <style:text-properties officeooo:rsid="000d199e" officeooo:paragraph-rsid="0014bf41"/>
    </style:style>
    <style:style style:name="P45" style:family="paragraph" style:parent-style-name="Standard">
      <style:text-properties officeooo:paragraph-rsid="000d199e"/>
    </style:style>
    <style:style style:name="P46" style:family="paragraph" style:parent-style-name="Standard">
      <style:text-properties officeooo:paragraph-rsid="000f8d87"/>
    </style:style>
    <style:style style:name="P47" style:family="paragraph" style:parent-style-name="Standard">
      <style:text-properties officeooo:paragraph-rsid="00101fc8"/>
    </style:style>
    <style:style style:name="P48" style:family="paragraph" style:parent-style-name="Text_20_body">
      <style:text-properties officeooo:rsid="000abfc3" officeooo:paragraph-rsid="000abfc3"/>
    </style:style>
    <style:style style:name="P49" style:family="paragraph" style:parent-style-name="Standard">
      <style:text-properties officeooo:rsid="000d199e" officeooo:paragraph-rsid="0014bf41"/>
    </style:style>
    <style:style style:name="P50" style:family="paragraph" style:parent-style-name="Standard">
      <style:text-properties officeooo:rsid="000d199e" officeooo:paragraph-rsid="0018daa7"/>
    </style:style>
    <style:style style:name="P51" style:family="paragraph" style:parent-style-name="Standard">
      <style:text-properties officeooo:rsid="000d199e" officeooo:paragraph-rsid="001aba91"/>
    </style:style>
    <style:style style:name="P52" style:family="paragraph" style:parent-style-name="Standard">
      <style:text-properties officeooo:rsid="000d199e" officeooo:paragraph-rsid="001b97b3"/>
    </style:style>
    <style:style style:name="P53" style:family="paragraph" style:parent-style-name="Standard">
      <style:text-properties officeooo:rsid="000d199e" officeooo:paragraph-rsid="001d6a17"/>
    </style:style>
    <style:style style:name="P54" style:family="paragraph" style:parent-style-name="Standard">
      <style:text-properties officeooo:rsid="000d199e" officeooo:paragraph-rsid="001d982b"/>
    </style:style>
    <style:style style:name="P55" style:family="paragraph" style:parent-style-name="Standard">
      <style:text-properties officeooo:rsid="000d199e" officeooo:paragraph-rsid="001f12b2"/>
    </style:style>
    <style:style style:name="P56" style:family="paragraph" style:parent-style-name="Standard">
      <style:text-properties officeooo:rsid="0018daa7" officeooo:paragraph-rsid="0018daa7"/>
    </style:style>
    <style:style style:name="P57" style:family="paragraph" style:parent-style-name="Standard">
      <style:text-properties officeooo:rsid="001d6a17" officeooo:paragraph-rsid="001d6a17"/>
    </style:style>
    <style:style style:name="P58" style:family="paragraph" style:parent-style-name="Standard">
      <style:text-properties officeooo:rsid="001f12b2" officeooo:paragraph-rsid="001d982b"/>
    </style:style>
    <style:style style:name="P59" style:family="paragraph" style:parent-style-name="Standard">
      <style:text-properties officeooo:rsid="001f12b2" officeooo:paragraph-rsid="001f12b2"/>
    </style:style>
    <style:style style:name="P60" style:family="paragraph" style:parent-style-name="Table_20_Contents">
      <style:text-properties officeooo:rsid="0010e001" officeooo:paragraph-rsid="0010e001"/>
    </style:style>
    <style:style style:name="P61" style:family="paragraph" style:parent-style-name="Table_20_Contents">
      <style:text-properties officeooo:rsid="000e3c47" officeooo:paragraph-rsid="000d199e"/>
    </style:style>
    <style:style style:name="P62" style:family="paragraph" style:parent-style-name="Table_20_Contents">
      <style:text-properties fo:font-weight="bold" officeooo:rsid="0008a7bf" officeooo:paragraph-rsid="0018daa7" style:font-weight-asian="bold" style:font-weight-complex="bold"/>
    </style:style>
    <style:style style:name="P63" style:family="paragraph" style:parent-style-name="Table_20_Contents">
      <style:text-properties fo:font-weight="bold" officeooo:rsid="0008a7bf" officeooo:paragraph-rsid="001aba91" style:font-weight-asian="bold" style:font-weight-complex="bold"/>
    </style:style>
    <style:style style:name="P64" style:family="paragraph" style:parent-style-name="Table_20_Contents">
      <style:text-properties fo:font-weight="bold" officeooo:rsid="0008a7bf" officeooo:paragraph-rsid="001b97b3" style:font-weight-asian="bold" style:font-weight-complex="bold"/>
    </style:style>
    <style:style style:name="P65" style:family="paragraph" style:parent-style-name="Table_20_Contents">
      <style:text-properties fo:font-weight="bold" officeooo:rsid="0008a7bf" officeooo:paragraph-rsid="001d6a17" style:font-weight-asian="bold" style:font-weight-complex="bold"/>
    </style:style>
    <style:style style:name="P66" style:family="paragraph" style:parent-style-name="Table_20_Contents">
      <style:text-properties fo:font-weight="bold" officeooo:rsid="0008a7bf" officeooo:paragraph-rsid="001d982b" style:font-weight-asian="bold" style:font-weight-complex="bold"/>
    </style:style>
    <style:style style:name="P67" style:family="paragraph" style:parent-style-name="Table_20_Contents">
      <style:text-properties fo:font-weight="bold" officeooo:rsid="0008a7bf" officeooo:paragraph-rsid="001f12b2" style:font-weight-asian="bold" style:font-weight-complex="bold"/>
    </style:style>
    <style:style style:name="P68" style:family="paragraph" style:parent-style-name="Table_20_Contents">
      <style:text-properties officeooo:rsid="0014bf41" officeooo:paragraph-rsid="0018daa7"/>
    </style:style>
    <style:style style:name="P69" style:family="paragraph" style:parent-style-name="Table_20_Contents">
      <style:text-properties officeooo:rsid="0014bf41" officeooo:paragraph-rsid="001aba91"/>
    </style:style>
    <style:style style:name="P70" style:family="paragraph" style:parent-style-name="Table_20_Contents">
      <style:text-properties officeooo:rsid="0014bf41" officeooo:paragraph-rsid="001b97b3"/>
    </style:style>
    <style:style style:name="P71" style:family="paragraph" style:parent-style-name="Table_20_Contents">
      <style:text-properties officeooo:rsid="0014bf41" officeooo:paragraph-rsid="001d6a17"/>
    </style:style>
    <style:style style:name="P72" style:family="paragraph" style:parent-style-name="Table_20_Contents">
      <style:text-properties officeooo:rsid="0014bf41" officeooo:paragraph-rsid="001d982b"/>
    </style:style>
    <style:style style:name="P73" style:family="paragraph" style:parent-style-name="Table_20_Contents">
      <style:text-properties officeooo:rsid="000babfc" officeooo:paragraph-rsid="0018daa7"/>
    </style:style>
    <style:style style:name="P74" style:family="paragraph" style:parent-style-name="Table_20_Contents">
      <style:text-properties officeooo:rsid="000babfc" officeooo:paragraph-rsid="001aba91"/>
    </style:style>
    <style:style style:name="P75" style:family="paragraph" style:parent-style-name="Table_20_Contents">
      <style:text-properties officeooo:rsid="000babfc" officeooo:paragraph-rsid="001b97b3"/>
    </style:style>
    <style:style style:name="P76" style:family="paragraph" style:parent-style-name="Table_20_Contents">
      <style:text-properties officeooo:rsid="000babfc" officeooo:paragraph-rsid="001d6a17"/>
    </style:style>
    <style:style style:name="P77" style:family="paragraph" style:parent-style-name="Table_20_Contents">
      <style:text-properties officeooo:rsid="000babfc" officeooo:paragraph-rsid="001d982b"/>
    </style:style>
    <style:style style:name="P78" style:family="paragraph" style:parent-style-name="Table_20_Contents">
      <style:text-properties officeooo:rsid="000babfc" officeooo:paragraph-rsid="001f12b2"/>
    </style:style>
    <style:style style:name="P79" style:family="paragraph" style:parent-style-name="Table_20_Contents">
      <style:text-properties officeooo:rsid="0014d7b5" officeooo:paragraph-rsid="0018daa7"/>
    </style:style>
    <style:style style:name="P80" style:family="paragraph" style:parent-style-name="Table_20_Contents">
      <style:text-properties officeooo:rsid="0014d7b5" officeooo:paragraph-rsid="001aba91"/>
    </style:style>
    <style:style style:name="P81" style:family="paragraph" style:parent-style-name="Table_20_Contents">
      <style:text-properties officeooo:rsid="0014d7b5" officeooo:paragraph-rsid="001b97b3"/>
    </style:style>
    <style:style style:name="P82" style:family="paragraph" style:parent-style-name="Table_20_Contents">
      <style:text-properties officeooo:rsid="0014d7b5" officeooo:paragraph-rsid="001d6a17"/>
    </style:style>
    <style:style style:name="P83" style:family="paragraph" style:parent-style-name="Table_20_Contents">
      <style:text-properties officeooo:rsid="0013507a" officeooo:paragraph-rsid="0018daa7"/>
    </style:style>
    <style:style style:name="P84" style:family="paragraph" style:parent-style-name="Table_20_Contents">
      <style:text-properties officeooo:rsid="0013507a" officeooo:paragraph-rsid="001aba91"/>
    </style:style>
    <style:style style:name="P85" style:family="paragraph" style:parent-style-name="Table_20_Contents">
      <style:text-properties officeooo:rsid="0013507a" officeooo:paragraph-rsid="001d6a17"/>
    </style:style>
    <style:style style:name="P86" style:family="paragraph" style:parent-style-name="Table_20_Contents">
      <style:text-properties officeooo:rsid="0013507a" officeooo:paragraph-rsid="001d982b"/>
    </style:style>
    <style:style style:name="P87" style:family="paragraph" style:parent-style-name="Table_20_Contents">
      <style:text-properties officeooo:rsid="0013507a" officeooo:paragraph-rsid="001f12b2"/>
    </style:style>
    <style:style style:name="P88" style:family="paragraph" style:parent-style-name="Table_20_Contents">
      <style:text-properties officeooo:rsid="0015e71c" officeooo:paragraph-rsid="001d6a17"/>
    </style:style>
    <style:style style:name="P89" style:family="paragraph" style:parent-style-name="Table_20_Contents">
      <style:text-properties officeooo:paragraph-rsid="0018daa7"/>
    </style:style>
    <style:style style:name="P90" style:family="paragraph" style:parent-style-name="Table_20_Contents">
      <style:text-properties officeooo:rsid="0018daa7" officeooo:paragraph-rsid="0018daa7"/>
    </style:style>
    <style:style style:name="P91" style:family="paragraph" style:parent-style-name="Table_20_Contents">
      <style:text-properties officeooo:paragraph-rsid="001aba91"/>
    </style:style>
    <style:style style:name="P92" style:family="paragraph" style:parent-style-name="Table_20_Contents">
      <style:text-properties officeooo:rsid="001aba91" officeooo:paragraph-rsid="001aba91"/>
    </style:style>
    <style:style style:name="P93" style:family="paragraph" style:parent-style-name="Table_20_Contents">
      <style:text-properties officeooo:rsid="001b97b3" officeooo:paragraph-rsid="001b97b3"/>
    </style:style>
    <style:style style:name="P94" style:family="paragraph" style:parent-style-name="Table_20_Contents">
      <style:text-properties officeooo:paragraph-rsid="001b97b3"/>
    </style:style>
    <style:style style:name="P95" style:family="paragraph" style:parent-style-name="Table_20_Contents">
      <style:text-properties officeooo:rsid="001ca4d6" officeooo:paragraph-rsid="001ca4d6"/>
    </style:style>
    <style:style style:name="P96" style:family="paragraph" style:parent-style-name="Table_20_Contents">
      <style:text-properties officeooo:rsid="001ccb70" officeooo:paragraph-rsid="001ccb70"/>
    </style:style>
    <style:style style:name="P97" style:family="paragraph" style:parent-style-name="Table_20_Contents">
      <style:text-properties officeooo:rsid="001d4bd9" officeooo:paragraph-rsid="001d4bd9"/>
    </style:style>
    <style:style style:name="P98" style:family="paragraph" style:parent-style-name="Table_20_Contents">
      <style:text-properties officeooo:paragraph-rsid="001d6a17"/>
    </style:style>
    <style:style style:name="P99" style:family="paragraph" style:parent-style-name="Table_20_Contents">
      <style:text-properties officeooo:rsid="001d982b" officeooo:paragraph-rsid="001d982b"/>
    </style:style>
    <style:style style:name="P100" style:family="paragraph" style:parent-style-name="Table_20_Contents">
      <style:text-properties officeooo:rsid="001d982b" officeooo:paragraph-rsid="001f12b2"/>
    </style:style>
    <style:style style:name="P101" style:family="paragraph" style:parent-style-name="Table_20_Contents">
      <style:text-properties officeooo:paragraph-rsid="001d982b"/>
    </style:style>
    <style:style style:name="P102" style:family="paragraph" style:parent-style-name="Table_20_Contents">
      <style:text-properties officeooo:rsid="001f12b2" officeooo:paragraph-rsid="001f12b2"/>
    </style:style>
    <style:style style:name="P103" style:family="paragraph" style:parent-style-name="Table_20_Contents">
      <style:text-properties officeooo:paragraph-rsid="001f12b2"/>
    </style:style>
    <style:style style:name="P104" style:family="paragraph" style:parent-style-name="Table_20_Contents">
      <style:text-properties officeooo:rsid="00210118" officeooo:paragraph-rsid="00210118"/>
    </style:style>
    <style:style style:name="P105" style:family="paragraph" style:parent-style-name="Table_20_Contents">
      <style:text-properties officeooo:rsid="00215648" officeooo:paragraph-rsid="00215648"/>
    </style:style>
    <style:style style:name="T1" style:family="text">
      <style:text-properties officeooo:rsid="00092625"/>
    </style:style>
    <style:style style:name="T2" style:family="text">
      <style:text-properties officeooo:rsid="000abfc3"/>
    </style:style>
    <style:style style:name="T3" style:family="text">
      <style:text-properties officeooo:rsid="000ac933"/>
    </style:style>
    <style:style style:name="T4" style:family="text">
      <style:text-properties officeooo:rsid="000d199e"/>
    </style:style>
    <style:style style:name="T5" style:family="text">
      <style:text-properties officeooo:rsid="000e3c47"/>
    </style:style>
    <style:style style:name="T6" style:family="text">
      <style:text-properties officeooo:rsid="000f8d87"/>
    </style:style>
    <style:style style:name="T7" style:family="text">
      <style:text-properties officeooo:rsid="00101fc8"/>
    </style:style>
    <style:style style:name="T8" style:family="text">
      <style:text-properties officeooo:rsid="0012dd9a"/>
    </style:style>
    <style:style style:name="T9" style:family="text">
      <style:text-properties officeooo:rsid="0013507a"/>
    </style:style>
    <style:style style:name="T10" style:family="text">
      <style:text-properties officeooo:rsid="0014bf41"/>
    </style:style>
    <style:style style:name="T11" style:family="text">
      <style:text-properties officeooo:rsid="0014d7b5"/>
    </style:style>
    <style:style style:name="T12" style:family="text">
      <style:text-properties officeooo:rsid="0015e71c"/>
    </style:style>
    <style:style style:name="T13" style:family="text">
      <style:text-properties officeooo:rsid="0018daa7"/>
    </style:style>
    <style:style style:name="T14" style:family="text">
      <style:text-properties officeooo:rsid="001aba91"/>
    </style:style>
    <style:style style:name="T15" style:family="text">
      <style:text-properties officeooo:rsid="001ca4d6"/>
    </style:style>
    <style:style style:name="T16" style:family="text">
      <style:text-properties officeooo:rsid="001ccb70"/>
    </style:style>
    <style:style style:name="T17" style:family="text">
      <style:text-properties officeooo:rsid="001d4bd9"/>
    </style:style>
    <style:style style:name="T18" style:family="text">
      <style:text-properties officeooo:rsid="001d982b"/>
    </style:style>
    <style:style style:name="T19" style:family="text">
      <style:text-properties officeooo:rsid="001f12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1) Reciclado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 del caso de uso</text:p>
          </table:table-cell>
          <table:table-cell table:style-name="Tabla1.B1" office:value-type="string">
            <text:p text:style-name="P11">Actualizar precio</text:p>
          </table:table-cell>
        </table:table-row>
        <table:table-row table:style-name="Tabla1.2"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s/><text:span text:style-name="T1">Describe el caso de uso que un operador actualiza el precio por kilo de los materiales reciclables</text:span></text:p>
          </table:table-cell>
        </table:table-row>
        <table:table-row table:style-name="Tabla1.3">
          <table:table-cell table:style-name="Tabla1.A2" office:value-type="string">
            <text:p text:style-name="P1">Actores</text:p>
          </table:table-cell>
          <table:table-cell table:style-name="Tabla1.B2" office:value-type="string">
            <text:p text:style-name="P11">Operador</text:p>
          </table:table-cell>
        </table:table-row>
        <table:table-row table:style-name="Tabla1.4">
          <table:table-cell table:style-name="Tabla1.A2" office:value-type="string">
            <text:p text:style-name="P1">Precondiciones</text:p>
          </table:table-cell>
          <table:table-cell table:style-name="Tabla1.B2" office:value-type="string">
            <text:p text:style-name="P11">Acceder a la consola</text:p>
          </table:table-cell>
        </table:table-row>
        <table:table-row table:style-name="Tabla1.5">
          <table:table-cell table:style-name="Tabla1.A2" office:value-type="string">
            <text:p text:style-name="P1">Cur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1">Accion del actor</text:p>
                </table:table-cell>
                <table:table-cell table:style-name="Tabla2.B1" office:value-type="string">
                  <text:p text:style-name="P1">Accion del sistema</text:p>
                </table:table-cell>
              </table:table-row>
              <table:table-row table:style-name="Tabla2.2">
                <table:table-cell table:style-name="Tabla2.A2" office:value-type="string">
                  <text:p text:style-name="P11">1) selecciona opcion actualizar precio</text:p>
                  <text:p text:style-name="P11">3) ingrese el precio por kilo </text:p>
                </table:table-cell>
                <table:table-cell table:style-name="Tabla2.B2" office:value-type="string">
                  <text:p text:style-name="P11">2) pide el nombre del material a actualizar</text:p>
                  <text:p text:style-name="P11">4) informa de la actualizacion del precio</text:p>
                </table:table-cell>
              </table:table-row>
            </table:table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P1">Curso alterno</text:p>
          </table:table-cell>
          <table:table-cell table:style-name="Tabla1.B2" office:value-type="string">
            <text:p text:style-name="P11">3) si presiona cancelar el monto no se actualiza. Se informo al usuario. Fin C U</text:p>
          </table:table-cell>
        </table:table-row>
        <table:table-row table:style-name="Tabla1.7">
          <table:table-cell table:style-name="Tabla1.A2" office:value-type="string">
            <text:p text:style-name="P1">Postcondicion</text:p>
          </table:table-cell>
          <table:table-cell table:style-name="Tabla1.B2" office:value-type="string">
            <text:p text:style-name="P11">Se actualiza el precio por kilo del material</text:p>
          </table:table-cell>
        </table:table-row>
      </table:table>
      <text:p text:style-name="Standard"/>
      <text:p text:style-name="P3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Nombre del caso de uso</text:p>
          </table:table-cell>
          <table:table-cell table:style-name="Tabla3.B1" office:value-type="string">
            <text:p text:style-name="P11">Solicitar listado</text:p>
          </table:table-cell>
        </table:table-row>
        <table:table-row table:style-name="Tabla3.2">
          <table:table-cell table:style-name="Tabla3.A2" office:value-type="string">
            <text:p text:style-name="P2">Descripcion</text:p>
          </table:table-cell>
          <table:table-cell table:style-name="Tabla3.B2" office:value-type="string">
            <text:p text:style-name="P11">Describe el caso de uso que un operador quiere un listado de los materiales</text:p>
          </table:table-cell>
        </table:table-row>
        <table:table-row table:style-name="Tabla3.3">
          <table:table-cell table:style-name="Tabla3.A2" office:value-type="string">
            <text:p text:style-name="P2">Actores</text:p>
          </table:table-cell>
          <table:table-cell table:style-name="Tabla3.B2" office:value-type="string">
            <text:p text:style-name="P11">Operador</text:p>
          </table:table-cell>
        </table:table-row>
        <table:table-row table:style-name="Tabla3.4">
          <table:table-cell table:style-name="Tabla3.A2" office:value-type="string">
            <text:p text:style-name="P2">Precondiciones</text:p>
          </table:table-cell>
          <table:table-cell table:style-name="Tabla3.B2" office:value-type="string">
            <text:p text:style-name="P11">Acceder a la consola</text:p>
          </table:table-cell>
        </table:table-row>
        <table:table-row table:style-name="Tabla3.5">
          <table:table-cell table:style-name="Tabla3.A2" office:value-type="string">
            <text:p text:style-name="P2">Cur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2">Accion del actor</text:p>
                </table:table-cell>
                <table:table-cell table:style-name="Tabla4.B1" office:value-type="string">
                  <text:p text:style-name="P2">Accion del sistema</text:p>
                </table:table-cell>
              </table:table-row>
              <table:table-row table:style-name="Tabla4.2">
                <table:table-cell table:style-name="Tabla4.A2" office:value-type="string">
                  <text:p text:style-name="P11">1) Seleccionar la opcion listado</text:p>
                  <text:p text:style-name="P11">3) ingresa el periodo de fechas</text:p>
                </table:table-cell>
                <table:table-cell table:style-name="Tabla4.B2" office:value-type="string">
                  <text:p text:style-name="P11">2) pide un rango de fechas</text:p>
                  <text:p text:style-name="P11">4)verifica que el rango ingresado sea correcto</text:p>
                  <text:p text:style-name="P11">5) informa el listado</text:p>
                </table:table-cell>
              </table:table-row>
            </table:table>
            <text:p text:style-name="P10"/>
          </table:table-cell>
        </table:table-row>
        <table:table-row table:style-name="Tabla3.6">
          <table:table-cell table:style-name="Tabla3.A2" office:value-type="string">
            <text:p text:style-name="P2">Curso alterno</text:p>
          </table:table-cell>
          <table:table-cell table:style-name="Tabla3.B2" office:value-type="string">
            <text:p text:style-name="P11">4) si el rango no es valido, vuelve al paso 2.</text:p>
          </table:table-cell>
        </table:table-row>
        <table:table-row table:style-name="Tabla3.7">
          <table:table-cell table:style-name="Tabla3.A2" office:value-type="string">
            <text:p text:style-name="P2">Postcondicion</text:p>
          </table:table-cell>
          <table:table-cell table:style-name="Tabla3.B2" office:value-type="string">
            <text:p text:style-name="P11">Muestra el listado de los montos en un rango de fechas</text:p>
          </table:table-cell>
        </table:table-row>
      </table:table>
      <text:p text:style-name="P38"/>
      <text:p text:style-name="P3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">Nombre del caso de uso</text:p>
          </table:table-cell>
          <table:table-cell table:style-name="Tabla5.B1" office:value-type="string">
            <text:p text:style-name="P12">Reciclar</text:p>
          </table:table-cell>
        </table:table-row>
        <table:table-row table:style-name="Tabla5.2">
          <table:table-cell table:style-name="Tabla5.A2" office:value-type="string">
            <text:p text:style-name="P9">Descripción</text:p>
          </table:table-cell>
          <table:table-cell table:style-name="Tabla5.B2" office:value-type="string">
            <text:p text:style-name="P12">Describe como un cliente puede reciclar y obtener ganancia</text:p>
          </table:table-cell>
        </table:table-row>
        <table:table-row table:style-name="Tabla5.3">
          <table:table-cell table:style-name="Tabla5.A2" office:value-type="string">
            <text:p text:style-name="P2">Actores</text:p>
          </table:table-cell>
          <table:table-cell table:style-name="Tabla5.B2" office:value-type="string">
            <text:p text:style-name="P12">cliente</text:p>
          </table:table-cell>
        </table:table-row>
        <table:table-row table:style-name="Tabla5.4">
          <table:table-cell table:style-name="Tabla5.A2" office:value-type="string">
            <text:p text:style-name="P2">Precondiciones</text:p>
          </table:table-cell>
          <table:table-cell table:style-name="Tabla5.B2" office:value-type="string">
            <text:p text:style-name="P12">Colocar en el recipiente externo los materiales a reciclar</text:p>
          </table:table-cell>
        </table:table-row>
        <table:table-row table:style-name="Tabla5.5">
          <table:table-cell table:style-name="Tabla5.A2" office:value-type="string">
            <text:p text:style-name="P2">Curso normal</text:p>
          </table:table-cell>
          <table:table-cell table:style-name="Tabla5.B2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2">Accion del actor</text:p>
                </table:table-cell>
                <table:table-cell table:style-name="Tabla6.B1" office:value-type="string">
                  <text:p text:style-name="P2"><text:span text:style-name="T2">Acción</text:span> del sistema</text:p>
                </table:table-cell>
              </table:table-row>
              <table:table-row table:style-name="Tabla6.2">
                <table:table-cell table:style-name="Tabla6.A2" office:value-type="string">
                  <text:p text:style-name="P12">1) presiona botón “reciclar”</text:p>
                </table:table-cell>
                <table:table-cell table:style-name="Tabla6.B2" office:value-type="string">
                  <text:p text:style-name="P12">2) detecta el tipo de material</text:p>
                  <text:p text:style-name="P12">3) imprime un recibo (con el monto a pagar)</text:p>
                </table:table-cell>
              </table:table-row>
            </table:table>
            <text:p text:style-name="P10"/>
          </table:table-cell>
        </table:table-row>
        <table:table-row table:style-name="Tabla5.6">
          <table:table-cell table:style-name="Tabla5.A2" office:value-type="string">
            <text:p text:style-name="P2">Curso alterno</text:p>
          </table:table-cell>
          <table:table-cell table:style-name="Tabla5.B2" office:value-type="string">
            <text:p text:style-name="P12">2) si no detecta correctamente el tipo de material, aborta el <text:soft-page-break/>proceso y devuelve lo reciclable. Fin C U</text:p>
          </table:table-cell>
        </table:table-row>
        <table:table-row table:style-name="Tabla5.7">
          <table:table-cell table:style-name="Tabla5.A2" office:value-type="string">
            <text:p text:style-name="P2">Postcondicion</text:p>
          </table:table-cell>
          <table:table-cell table:style-name="Tabla5.B2" office:value-type="string">
            <text:p text:style-name="P12">Se recicla y se le paga al cliente</text:p>
          </table:table-cell>
        </table:table-row>
      </table:table>
      <text:p text:style-name="P38"/>
      <text:p text:style-name="P38"/>
      <text:p text:style-name="P39">2) Impresión Fotos</text:p>
      <text:p text:style-name="P39"/>
      <text:p text:style-name="P3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">Nombre del caso de uso</text:p>
          </table:table-cell>
          <table:table-cell table:style-name="Tabla7.B1" office:value-type="string">
            <text:p text:style-name="P12">Registrarse</text:p>
          </table:table-cell>
        </table:table-row>
        <table:table-row table:style-name="Tabla7.2">
          <table:table-cell table:style-name="Tabla7.A2" office:value-type="string">
            <text:p text:style-name="P3">Descripcion</text:p>
          </table:table-cell>
          <table:table-cell table:style-name="Tabla7.B2" office:value-type="string">
            <text:p text:style-name="P16">Describe como una persona se registra en la web de la casa de fotografia</text:p>
          </table:table-cell>
        </table:table-row>
        <table:table-row table:style-name="Tabla7.3">
          <table:table-cell table:style-name="Tabla7.A2" office:value-type="string">
            <text:p text:style-name="P3">Actores</text:p>
          </table:table-cell>
          <table:table-cell table:style-name="Tabla7.B2" office:value-type="string">
            <text:p text:style-name="P16">Cliente</text:p>
          </table:table-cell>
        </table:table-row>
        <table:table-row table:style-name="Tabla7.4">
          <table:table-cell table:style-name="Tabla7.A2" office:value-type="string">
            <text:p text:style-name="P3">Precondiciones</text:p>
          </table:table-cell>
          <table:table-cell table:style-name="Tabla7.B2" office:value-type="string">
            <text:p text:style-name="P16">-</text:p>
          </table:table-cell>
        </table:table-row>
        <table:table-row table:style-name="Tabla7.5">
          <table:table-cell table:style-name="Tabla7.A2" office:value-type="string">
            <text:p text:style-name="P3">Curso normal</text:p>
          </table:table-cell>
          <table:table-cell table:style-name="Tabla7.B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3">Accion del actor</text:p>
                </table:table-cell>
                <table:table-cell table:style-name="Tabla8.B1" office:value-type="string">
                  <text:p text:style-name="P3">Accion del sistema</text:p>
                </table:table-cell>
              </table:table-row>
              <table:table-row table:style-name="Tabla8.2">
                <table:table-cell table:style-name="Tabla8.A2" office:value-type="string">
                  <text:p text:style-name="P16">1) selecciona opcion registrarse</text:p>
                  <text:p text:style-name="P16">3) ingresa sus datos, e usuario y contraseña</text:p>
                </table:table-cell>
                <table:table-cell table:style-name="Tabla8.B2" office:value-type="string">
                  <text:p text:style-name="P16">2) pide ingresar los datos personales, usuario y contraseña</text:p>
                  <text:p text:style-name="P16">4) verifica que el usuario no este existente</text:p>
                  <text:p text:style-name="P16">5) informa al usuario del exito</text:p>
                </table:table-cell>
              </table:table-row>
            </table:table>
            <text:p text:style-name="P15"/>
          </table:table-cell>
        </table:table-row>
        <table:table-row table:style-name="Tabla7.6">
          <table:table-cell table:style-name="Tabla7.A2" office:value-type="string">
            <text:p text:style-name="P3">Curso alterno</text:p>
          </table:table-cell>
          <table:table-cell table:style-name="Tabla7.B2" office:value-type="string">
            <text:p text:style-name="P16">4) si el usuario existe, vuelve al paso 2)</text:p>
          </table:table-cell>
        </table:table-row>
        <table:table-row table:style-name="Tabla7.7">
          <table:table-cell table:style-name="Tabla7.A2" office:value-type="string">
            <text:p text:style-name="P3">Postcondicion</text:p>
          </table:table-cell>
          <table:table-cell table:style-name="Tabla7.B2" office:value-type="string">
            <text:p text:style-name="P16">El cliente queda registrado en el sistema</text:p>
          </table:table-cell>
        </table:table-row>
      </table:table>
      <text:p text:style-name="P40"/>
      <text:p text:style-name="P40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">Nombre del caso de uso</text:p>
          </table:table-cell>
          <table:table-cell table:style-name="Tabla9.B1" office:value-type="string">
            <text:p text:style-name="P12">Iniciar sesión </text:p>
          </table:table-cell>
        </table:table-row>
        <table:table-row table:style-name="Tabla9.2">
          <table:table-cell table:style-name="Tabla9.A2" office:value-type="string">
            <text:p text:style-name="P3">Descripcion</text:p>
          </table:table-cell>
          <table:table-cell table:style-name="Tabla9.B2" office:value-type="string">
            <text:p text:style-name="P16">Describe como un cliente inicia sesion en el sistema</text:p>
          </table:table-cell>
        </table:table-row>
        <table:table-row table:style-name="Tabla9.3">
          <table:table-cell table:style-name="Tabla9.A2" office:value-type="string">
            <text:p text:style-name="P3">Actores</text:p>
          </table:table-cell>
          <table:table-cell table:style-name="Tabla9.B2" office:value-type="string">
            <text:p text:style-name="P32">Usuario registrado</text:p>
          </table:table-cell>
        </table:table-row>
        <table:table-row table:style-name="Tabla9.4">
          <table:table-cell table:style-name="Tabla9.A2" office:value-type="string">
            <text:p text:style-name="P3">Precondiciones</text:p>
          </table:table-cell>
          <table:table-cell table:style-name="Tabla9.B2" office:value-type="string">
            <text:p text:style-name="P16">-</text:p>
          </table:table-cell>
        </table:table-row>
        <table:table-row table:style-name="Tabla9.5">
          <table:table-cell table:style-name="Tabla9.A2" office:value-type="string">
            <text:p text:style-name="P3">Curso normal</text:p>
          </table:table-cell>
          <table:table-cell table:style-name="Tabla9.B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3">Accion del actor</text:p>
                </table:table-cell>
                <table:table-cell table:style-name="Tabla10.B1" office:value-type="string">
                  <text:p text:style-name="P3">Accion del sistema</text:p>
                </table:table-cell>
              </table:table-row>
              <table:table-row table:style-name="Tabla10.2">
                <table:table-cell table:style-name="Tabla10.A2" office:value-type="string">
                  <text:p text:style-name="P16">1) selecciona opcion iniciar sesion</text:p>
                  <text:p text:style-name="P16">3)usuario ingresa el usuario y contraseña</text:p>
                </table:table-cell>
                <table:table-cell table:style-name="Tabla10.B2" office:value-type="string">
                  <text:p text:style-name="P16">2) sistema pide usuario y contraseña</text:p>
                  <text:p text:style-name="P16">4) verifica que sean correctos</text:p>
                  <text:p text:style-name="P16">5) informa el éxito de la operacion</text:p>
                </table:table-cell>
              </table:table-row>
            </table:table>
            <text:p text:style-name="P15"/>
          </table:table-cell>
        </table:table-row>
        <table:table-row table:style-name="Tabla9.6">
          <table:table-cell table:style-name="Tabla9.A2" office:value-type="string">
            <text:p text:style-name="P3">Curso alterno</text:p>
          </table:table-cell>
          <table:table-cell table:style-name="Tabla9.B2" office:value-type="string">
            <text:p text:style-name="P16">4.1) si el usuario no existe, informa y vuelve al paso 2</text:p>
            <text:p text:style-name="P16">4.2) si el usuario existe pero la contraseña es invalida, informa de lo ocurrido y vuelve al paso 2)</text:p>
          </table:table-cell>
        </table:table-row>
        <table:table-row table:style-name="Tabla9.7">
          <table:table-cell table:style-name="Tabla9.A2" office:value-type="string">
            <text:p text:style-name="P3">Postcondicion</text:p>
          </table:table-cell>
          <table:table-cell table:style-name="Tabla9.B2" office:value-type="string">
            <text:p text:style-name="P16">El usuario esta autenticado 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">Nombre del caso de uso</text:p>
          </table:table-cell>
          <table:table-cell table:style-name="Tabla11.B1" office:value-type="string">
            <text:p text:style-name="P12">Cerrar sesión </text:p>
          </table:table-cell>
        </table:table-row>
        <table:table-row table:style-name="Tabla11.2">
          <table:table-cell table:style-name="Tabla11.A2" office:value-type="string">
            <text:p text:style-name="P3">Descripcion</text:p>
          </table:table-cell>
          <table:table-cell table:style-name="Tabla11.B2" office:value-type="string">
            <text:p text:style-name="P16">Describe como el usuario cierra sesion </text:p>
          </table:table-cell>
        </table:table-row>
        <table:table-row table:style-name="Tabla11.3">
          <table:table-cell table:style-name="Tabla11.A2" office:value-type="string">
            <text:p text:style-name="P3">Actores</text:p>
          </table:table-cell>
          <table:table-cell table:style-name="Tabla11.B2" office:value-type="string">
            <text:p text:style-name="P16">Usuario <text:span text:style-name="T9">registrado</text:span></text:p>
          </table:table-cell>
        </table:table-row>
        <table:table-row table:style-name="Tabla11.4">
          <table:table-cell table:style-name="Tabla11.A2" office:value-type="string">
            <text:p text:style-name="P3">Precondiciones</text:p>
          </table:table-cell>
          <table:table-cell table:style-name="Tabla11.B2" office:value-type="string">
            <text:p text:style-name="P16">Tener la sesión abierta</text:p>
          </table:table-cell>
        </table:table-row>
        <table:table-row table:style-name="Tabla11.5">
          <table:table-cell table:style-name="Tabla11.A2" office:value-type="string">
            <text:p text:style-name="P3">Curso normal</text:p>
          </table:table-cell>
          <table:table-cell table:style-name="Tabla11.B2" office:value-type="string"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3">Accion del actor</text:p>
                </table:table-cell>
                <table:table-cell table:style-name="Tabla12.B1" office:value-type="string">
                  <text:p text:style-name="P3">Accion del sistema</text:p>
                </table:table-cell>
              </table:table-row>
              <table:table-row table:style-name="Tabla12.2">
                <table:table-cell table:style-name="Tabla12.A2" office:value-type="string">
                  <text:p text:style-name="P16">1) selecciona la opcion cerrar sesion</text:p>
                  <text:p text:style-name="P16">3) presiona aceptar</text:p>
                </table:table-cell>
                <table:table-cell table:style-name="Tabla12.B2" office:value-type="string">
                  <text:p text:style-name="P16">2) pide confirmacion</text:p>
                  <text:p text:style-name="P16">4) cierra sesion, informando que la sesion fue cerrada con exito</text:p>
                </table:table-cell>
              </table:table-row>
            </table:table>
            <text:p text:style-name="P15"/>
          </table:table-cell>
        </table:table-row>
        <table:table-row table:style-name="Tabla11.6">
          <table:table-cell table:style-name="Tabla11.A2" office:value-type="string">
            <text:p text:style-name="P3">Curso alterno</text:p>
          </table:table-cell>
          <table:table-cell table:style-name="Tabla11.B2" office:value-type="string">
            <text:p text:style-name="P16">3) preciona cancelar, la sesion no es cerrada. Fin CU</text:p>
          </table:table-cell>
        </table:table-row>
        <table:table-row table:style-name="Tabla11.7">
          <table:table-cell table:style-name="Tabla11.A2" office:value-type="string">
            <text:p text:style-name="P3">Postcondicion</text:p>
          </table:table-cell>
          <table:table-cell table:style-name="Tabla11.B2" office:value-type="string">
            <text:p text:style-name="P16">El usuario ya no esta autenticado</text:p>
          </table:table-cell>
        </table:table-row>
      </table:table>
      <text:p text:style-name="P40"/>
      <text:p text:style-name="P40"/>
      <text:p text:style-name="P40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3">Nombre del caso de uso</text:p>
          </table:table-cell>
          <table:table-cell table:style-name="Tabla13.B1" office:value-type="string">
            <text:p text:style-name="P12">Subir fotos</text:p>
          </table:table-cell>
        </table:table-row>
        <table:table-row table:style-name="Tabla13.2">
          <table:table-cell table:style-name="Tabla13.A2" office:value-type="string">
            <text:p text:style-name="P3">Descripcion</text:p>
          </table:table-cell>
          <table:table-cell table:style-name="Tabla13.B2" office:value-type="string">
            <text:p text:style-name="P19">Describe como el usuario sube las fotos para poder pagarlas</text:p>
          </table:table-cell>
        </table:table-row>
        <table:table-row table:style-name="Tabla13.3">
          <table:table-cell table:style-name="Tabla13.A2" office:value-type="string">
            <text:p text:style-name="P3">Actores</text:p>
          </table:table-cell>
          <table:table-cell table:style-name="Tabla13.B2" office:value-type="string">
            <text:p text:style-name="P12">Usuario autenticado</text:p>
          </table:table-cell>
        </table:table-row>
        <table:table-row table:style-name="Tabla13.4">
          <table:table-cell table:style-name="Tabla13.A2" office:value-type="string">
            <text:p text:style-name="P3">Precondiciones</text:p>
          </table:table-cell>
          <table:table-cell table:style-name="Tabla13.B2" office:value-type="string">
            <text:p text:style-name="P12">Usuario deb<text:span text:style-name="T8">e tener menos de 50 fotos</text:span></text:p>
          </table:table-cell>
        </table:table-row>
        <table:table-row table:style-name="Tabla13.5">
          <table:table-cell table:style-name="Tabla13.A2" office:value-type="string">
            <text:p text:style-name="P3">Curso normal</text:p>
          </table:table-cell>
          <table:table-cell table:style-name="Tabla13.B2" office:value-type="string">
            <table:table table:name="Tabla14" table:style-name="Tabla14">
              <table:table-column table:style-name="Tabla14.A"/>
              <table:table-column table:style-name="Tabla14.B"/>
              <table:table-row>
                <table:table-cell table:style-name="Tabla14.A1" office:value-type="string">
                  <text:p text:style-name="P3">Accion del actor</text:p>
                </table:table-cell>
                <table:table-cell table:style-name="Tabla14.B1" office:value-type="string">
                  <text:p text:style-name="P3">Accion del sistema</text:p>
                </table:table-cell>
              </table:table-row>
              <table:table-row table:style-name="Tabla14.2">
                <table:table-cell table:style-name="Tabla14.A2" office:value-type="string">
                  <text:p text:style-name="P19">1) selecciona opcion subir foto</text:p>
                  <text:p text:style-name="P19">3) sube la foto</text:p>
                </table:table-cell>
                <table:table-cell table:style-name="Tabla14.B2" office:value-type="string">
                  <text:p text:style-name="P19">2)pide el ingreso de la foto</text:p>
                  <text:p text:style-name="P19">4) <text:span text:style-name="T9">incrementa la cantidad de fotos</text:span></text:p>
                  <text:p text:style-name="P19">5) informa que tiene que <text:span text:style-name="T9">ejecutar</text:span> “<text:span text:style-name="T9">pagar”</text:span></text:p>
                </table:table-cell>
              </table:table-row>
            </table:table>
            <text:p text:style-name="P15"/>
          </table:table-cell>
        </table:table-row>
        <table:table-row table:style-name="Tabla13.6">
          <table:table-cell table:style-name="Tabla13.A2" office:value-type="string">
            <text:p text:style-name="P3">Curso alterno</text:p>
          </table:table-cell>
          <table:table-cell table:style-name="Tabla13.B2" office:value-type="string">
            <text:p text:style-name="P19">4) si la cantidad de fotos es 50 <text:span text:style-name="T9">deshabilita la opcion subir fotos</text:span></text:p>
          </table:table-cell>
        </table:table-row>
        <table:table-row table:style-name="Tabla13.7">
          <table:table-cell table:style-name="Tabla13.A2" office:value-type="string">
            <text:p text:style-name="P3">Postcondicion</text:p>
          </table:table-cell>
          <table:table-cell table:style-name="Tabla13.B2" office:value-type="string">
            <text:p text:style-name="P19">Usuario termina de subir las fotos pasa a CU “Pagar Fotos”</text:p>
          </table:table-cell>
        </table:table-row>
      </table:table>
      <text:p text:style-name="P40"/>
      <text:p text:style-name="P40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3">Nombre del caso de uso</text:p>
          </table:table-cell>
          <table:table-cell table:style-name="Tabla15.B1" office:value-type="string">
            <text:p text:style-name="P12">Pagar fotos</text:p>
          </table:table-cell>
        </table:table-row>
        <table:table-row table:style-name="Tabla15.2">
          <table:table-cell table:style-name="Tabla15.A2" office:value-type="string">
            <text:p text:style-name="P3">Descripcion</text:p>
          </table:table-cell>
          <table:table-cell table:style-name="Tabla15.B2" office:value-type="string">
            <text:p text:style-name="P19">Describe el cobro de las fotos por medio de una tarjeta</text:p>
          </table:table-cell>
        </table:table-row>
        <table:table-row table:style-name="Tabla15.3">
          <table:table-cell table:style-name="Tabla15.A2" office:value-type="string">
            <text:p text:style-name="P3">Actores</text:p>
          </table:table-cell>
          <table:table-cell table:style-name="Tabla15.B2" office:value-type="string">
            <text:p text:style-name="P19">Servidor externo, usuario <text:span text:style-name="T6">autenticado</text:span></text:p>
          </table:table-cell>
        </table:table-row>
        <table:table-row table:style-name="Tabla15.4">
          <table:table-cell table:style-name="Tabla15.A2" office:value-type="string">
            <text:p text:style-name="P3">Precondiciones</text:p>
          </table:table-cell>
          <table:table-cell table:style-name="Tabla15.B2" office:value-type="string">
            <text:p text:style-name="P19">Se debe haber ejecutado el CU “Subir fotos”</text:p>
          </table:table-cell>
        </table:table-row>
        <table:table-row table:style-name="Tabla15.5">
          <table:table-cell table:style-name="Tabla15.A2" office:value-type="string">
            <text:p text:style-name="P3">Curso normal</text:p>
          </table:table-cell>
          <table:table-cell table:style-name="Tabla15.B2" office:value-type="string">
            <table:table table:name="Tabla16" table:style-name="Tabla16">
              <table:table-column table:style-name="Tabla16.A"/>
              <table:table-column table:style-name="Tabla16.B"/>
              <table:table-row>
                <table:table-cell table:style-name="Tabla16.A1" office:value-type="string">
                  <text:p text:style-name="P3">Accion del actor</text:p>
                </table:table-cell>
                <table:table-cell table:style-name="Tabla16.B1" office:value-type="string">
                  <text:p text:style-name="P3">Accion del sistema</text:p>
                </table:table-cell>
              </table:table-row>
              <table:table-row table:style-name="Tabla16.2">
                <table:table-cell table:style-name="Tabla16.A2" office:value-type="string">
                  <text:p text:style-name="P19"><text:soft-page-break/>2) ingresa los datos</text:p>
                  <text:p text:style-name="P19">4) la central solicita los datos de la tarjeta</text:p>
                  <text:p text:style-name="P19">6) el servidor externo valida los datos y los fondos</text:p>
                  <text:p text:style-name="P19">7) el servidor externo registra el pago</text:p>
                </table:table-cell>
                <table:table-cell table:style-name="Tabla16.B2" office:value-type="string">
                  <text:p text:style-name="P19">1) solicita el numero de tarjeta y codigo de seguridad</text:p>
                  <text:p text:style-name="P19">3) establece conexión con la central</text:p>
                  <text:p text:style-name="P19">5) el sistema envia los datos de la tarjeta</text:p>
                  <text:p text:style-name="P19">8) el sistema cierra la conexión con la central, informando que el pago se realizo con exito</text:p>
                </table:table-cell>
              </table:table-row>
            </table:table>
            <text:p text:style-name="P15"/>
          </table:table-cell>
        </table:table-row>
        <table:table-row table:style-name="Tabla15.6">
          <table:table-cell table:style-name="Tabla15.A2" office:value-type="string">
            <text:p text:style-name="P3">Curso alterno</text:p>
          </table:table-cell>
          <table:table-cell table:style-name="Tabla15.B2" office:value-type="string">
            <text:p text:style-name="P19">3) falla conexión con la central, informa. Fin CU</text:p>
            <text:p text:style-name="P19">6)si los datos no son validos informa. Fin CU</text:p>
          </table:table-cell>
        </table:table-row>
        <table:table-row table:style-name="Tabla15.7">
          <table:table-cell table:style-name="Tabla15.A2" office:value-type="string">
            <text:p text:style-name="P3">Postcondicion</text:p>
          </table:table-cell>
          <table:table-cell table:style-name="Tabla15.B2" office:value-type="string">
            <text:p text:style-name="P19">Se efectuo y registro el pago </text:p>
          </table:table-cell>
        </table:table-row>
      </table:table>
      <text:p text:style-name="P40"/>
      <text:p text:style-name="P40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3">Nombre del caso de uso</text:p>
          </table:table-cell>
          <table:table-cell table:style-name="Tabla17.B1" office:value-type="string">
            <text:p text:style-name="P12">Retirar fotos</text:p>
          </table:table-cell>
        </table:table-row>
        <table:table-row table:style-name="Tabla17.2">
          <table:table-cell table:style-name="Tabla17.A2" office:value-type="string">
            <text:p text:style-name="P3">Descripcion</text:p>
          </table:table-cell>
          <table:table-cell table:style-name="Tabla17.B2" office:value-type="string">
            <text:p text:style-name="P12">Describe como un empleado entrega las fotos a un cliente</text:p>
          </table:table-cell>
        </table:table-row>
        <table:table-row table:style-name="Tabla17.3">
          <table:table-cell table:style-name="Tabla17.A2" office:value-type="string">
            <text:p text:style-name="P3">Actores</text:p>
          </table:table-cell>
          <table:table-cell table:style-name="Tabla17.B2" office:value-type="string">
            <text:p text:style-name="P12">empleado</text:p>
          </table:table-cell>
        </table:table-row>
        <table:table-row table:style-name="Tabla17.4">
          <table:table-cell table:style-name="Tabla17.A2" office:value-type="string">
            <text:p text:style-name="P3">Precondiciones</text:p>
          </table:table-cell>
          <table:table-cell table:style-name="Tabla17.B2" office:value-type="string">
            <text:p text:style-name="P19">Se debe haber ejecutado CU “Pagar Fotos”</text:p>
          </table:table-cell>
        </table:table-row>
        <table:table-row table:style-name="Tabla17.5">
          <table:table-cell table:style-name="Tabla17.A2" office:value-type="string">
            <text:p text:style-name="P3">Curso normal</text:p>
          </table:table-cell>
          <table:table-cell table:style-name="Tabla17.B2" office:value-type="string">
            <table:table table:name="Tabla18" table:style-name="Tabla18">
              <table:table-column table:style-name="Tabla18.A"/>
              <table:table-column table:style-name="Tabla18.B"/>
              <table:table-row>
                <table:table-cell table:style-name="Tabla18.A1" office:value-type="string">
                  <text:p text:style-name="P3">Accion del actor</text:p>
                </table:table-cell>
                <table:table-cell table:style-name="Tabla18.B1" office:value-type="string">
                  <text:p text:style-name="P3">Accion del sistema</text:p>
                </table:table-cell>
              </table:table-row>
              <table:table-row table:style-name="Tabla18.2">
                <table:table-cell table:style-name="Tabla18.A2" office:value-type="string">
                  <text:p text:style-name="P12">1) ingresa el codigo</text:p>
                  <text:p text:style-name="P16">4) empleado ingresa la fecha actual</text:p>
                  <text:p text:style-name="P16">6) empleado entrega las fotos</text:p>
                </table:table-cell>
                <table:table-cell table:style-name="Tabla18.B2" office:value-type="string">
                  <text:p text:style-name="P12">2) verifica que el codigo es correcto</text:p>
                  <text:p text:style-name="P12">3) <text:span text:style-name="T3">pide fecha de retiro</text:span></text:p>
                  <text:p text:style-name="P16">5) el sistema marca el codigo con la fecha de retiro</text:p>
                </table:table-cell>
              </table:table-row>
            </table:table>
            <text:p text:style-name="P15"/>
          </table:table-cell>
        </table:table-row>
        <table:table-row table:style-name="Tabla17.6">
          <table:table-cell table:style-name="Tabla17.A2" office:value-type="string">
            <text:p text:style-name="P3">Curso alterno</text:p>
          </table:table-cell>
          <table:table-cell table:style-name="Tabla17.B2" office:value-type="string">
            <text:p text:style-name="P12">2) si el codigo fue usado, informa al empleado. Fin C U</text:p>
          </table:table-cell>
        </table:table-row>
        <table:table-row table:style-name="Tabla17.7">
          <table:table-cell table:style-name="Tabla17.A2" office:value-type="string">
            <text:p text:style-name="P3">Postcondicion</text:p>
          </table:table-cell>
          <table:table-cell table:style-name="Tabla17.B2" office:value-type="string">
            <text:p text:style-name="P12">El empleado marca como entregadas las fotos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3)</text:p>
      <text:p text:style-name="P41"/>
      <text:p text:style-name="P45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4">Nombre del caso de uso</text:p>
          </table:table-cell>
          <table:table-cell table:style-name="Tabla19.B1" office:value-type="string">
            <text:p text:style-name="P13">R<text:span text:style-name="T4">eserva entradas</text:span></text:p>
          </table:table-cell>
        </table:table-row>
        <table:table-row table:style-name="Tabla19.2">
          <table:table-cell table:style-name="Tabla19.A2" office:value-type="string">
            <text:p text:style-name="P4">Descripcion</text:p>
          </table:table-cell>
          <table:table-cell table:style-name="Tabla19.B2" office:value-type="string">
            <text:p text:style-name="P13">Describe como <text:span text:style-name="T4">es la reserva de entradas</text:span></text:p>
          </table:table-cell>
        </table:table-row>
        <table:table-row table:style-name="Tabla19.3">
          <table:table-cell table:style-name="Tabla19.A2" office:value-type="string">
            <text:p text:style-name="P4">Actores</text:p>
          </table:table-cell>
          <table:table-cell table:style-name="Tabla19.B2" office:value-type="string">
            <text:p text:style-name="P13">empleado</text:p>
          </table:table-cell>
        </table:table-row>
        <table:table-row table:style-name="Tabla19.4">
          <table:table-cell table:style-name="Tabla19.A2" office:value-type="string">
            <text:p text:style-name="P4">Precondiciones</text:p>
          </table:table-cell>
          <table:table-cell table:style-name="Tabla19.B2" office:value-type="string">
            <text:p text:style-name="P20">-</text:p>
          </table:table-cell>
        </table:table-row>
        <table:table-row table:style-name="Tabla19.5">
          <table:table-cell table:style-name="Tabla19.A2" office:value-type="string">
            <text:p text:style-name="P4">Curso normal</text:p>
          </table:table-cell>
          <table:table-cell table:style-name="Tabla19.B2" office:value-type="string">
            <table:table table:name="Tabla20" table:style-name="Tabla20">
              <table:table-column table:style-name="Tabla20.A"/>
              <table:table-column table:style-name="Tabla20.B"/>
              <table:table-row>
                <table:table-cell table:style-name="Tabla20.A1" office:value-type="string">
                  <text:p text:style-name="P4">Accion del actor</text:p>
                </table:table-cell>
                <table:table-cell table:style-name="Tabla20.B1" office:value-type="string">
                  <text:p text:style-name="P4">Accion del sistema</text:p>
                </table:table-cell>
              </table:table-row>
              <table:table-row table:style-name="Tabla20.2">
                <table:table-cell table:style-name="Tabla20.A2" office:value-type="string">
                  <text:p text:style-name="P13">1) ingresa <text:span text:style-name="T4">los datos de la obra</text:span></text:p>
                  <text:p text:style-name="P17"><text:span text:style-name="T4">3</text:span>) empleado ingresa la <text:span text:style-name="T4">cantidad de entradas</text:span></text:p>
                  <text:p text:style-name="P17"/>
                </table:table-cell>
                <table:table-cell table:style-name="Tabla20.B2" office:value-type="string">
                  <text:p text:style-name="P13">2) verifica <text:span text:style-name="T4">el horario de comienzo </text:span></text:p>
                  <text:p text:style-name="P13"><text:span text:style-name="T4">4</text:span>) <text:span text:style-name="T4">verifica que la cantidad de entradas no sea mayor a 2</text:span></text:p>
                  <text:p text:style-name="P17">5) el sistema <text:span text:style-name="T4">reserva exitosamente las entradas</text:span></text:p>
                </table:table-cell>
              </table:table-row>
            </table:table>
            <text:p text:style-name="P25"/>
          </table:table-cell>
        </table:table-row>
        <table:table-row table:style-name="Tabla19.6">
          <table:table-cell table:style-name="Tabla19.A2" office:value-type="string">
            <text:p text:style-name="P4">Curso alterno</text:p>
          </table:table-cell>
          <table:table-cell table:style-name="Tabla19.B2" office:value-type="string">
            <text:p text:style-name="P13">2) si <text:span text:style-name="T4">faltan menos de 3 hs, informa que no es posible la reserva</text:span>. Fin CU</text:p>
            <text:p text:style-name="P26">4) si es mayor a 2 el sistema informa que ha excedido el limite, vuelve al paso 3.</text:p>
          </table:table-cell>
        </table:table-row>
        <table:table-row table:style-name="Tabla19.7">
          <table:table-cell table:style-name="Tabla19.A2" office:value-type="string">
            <text:p text:style-name="P4">Postcondicion</text:p>
          </table:table-cell>
          <table:table-cell table:style-name="Tabla19.B2" office:value-type="string">
            <text:p text:style-name="P26">El sistema reserva las entradas de aquellas funciones que falten mas de 3hs para el inicio</text:p>
          </table:table-cell>
        </table:table-row>
      </table:table>
      <text:p text:style-name="P41"/>
      <text:p text:style-name="P45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4">Nombre del caso de uso</text:p>
          </table:table-cell>
          <table:table-cell table:style-name="Tabla21.B1" office:value-type="string">
            <text:p text:style-name="P26">Compra web</text:p>
          </table:table-cell>
        </table:table-row>
        <table:table-row table:style-name="Tabla21.2">
          <table:table-cell table:style-name="Tabla21.A2" office:value-type="string">
            <text:p text:style-name="P4">Descripcion</text:p>
          </table:table-cell>
          <table:table-cell table:style-name="Tabla21.B2" office:value-type="string">
            <text:p text:style-name="P13">Describe como <text:span text:style-name="T4">es la compra de entradas via web</text:span></text:p>
          </table:table-cell>
        </table:table-row>
        <table:table-row table:style-name="Tabla21.3">
          <table:table-cell table:style-name="Tabla21.A2" office:value-type="string">
            <text:p text:style-name="P4">Actores</text:p>
          </table:table-cell>
          <table:table-cell table:style-name="Tabla21.B2" office:value-type="string">
            <text:p text:style-name="P13">empleado</text:p>
          </table:table-cell>
        </table:table-row>
        <table:table-row table:style-name="Tabla21.4">
          <table:table-cell table:style-name="Tabla21.A2" office:value-type="string">
            <text:p text:style-name="P4">Precondiciones</text:p>
          </table:table-cell>
          <table:table-cell table:style-name="Tabla21.B2" office:value-type="string">
            <text:p text:style-name="P26">Debe estar en la pagina web </text:p>
          </table:table-cell>
        </table:table-row>
        <table:table-row table:style-name="Tabla21.5">
          <table:table-cell table:style-name="Tabla21.A2" office:value-type="string">
            <text:p text:style-name="P4">Curso normal</text:p>
          </table:table-cell>
          <table:table-cell table:style-name="Tabla21.B2" office:value-type="string">
            <table:table table:name="Tabla22" table:style-name="Tabla22">
              <table:table-column table:style-name="Tabla22.A"/>
              <table:table-column table:style-name="Tabla22.B"/>
              <table:table-row>
                <table:table-cell table:style-name="Tabla22.A1" office:value-type="string">
                  <text:p text:style-name="P4">Accion del actor</text:p>
                </table:table-cell>
                <table:table-cell table:style-name="Tabla22.B1" office:value-type="string">
                  <text:p text:style-name="P4">Accion del sistema</text:p>
                </table:table-cell>
              </table:table-row>
              <table:table-row table:style-name="Tabla22.2">
                <table:table-cell table:style-name="Tabla22.A2" office:value-type="string">
                  <text:p text:style-name="P13">1) <text:span text:style-name="T5">selecciona una funcion</text:span></text:p>
                  <text:p text:style-name="P18"><text:span text:style-name="T5">3</text:span>) <text:span text:style-name="T5">ingresa los datos personales y </text:span></text:p>
                  <text:p text:style-name="P60"><text:soft-page-break/>)cantidad de entradas</text:p>
                </table:table-cell>
                <table:table-cell table:style-name="Tabla22.B2" office:value-type="string">
                  <text:p text:style-name="P13">2)<text:span text:style-name="T5">pide los datos personales y cantidad de entradas</text:span></text:p>
                  <text:p text:style-name="P61">4) verifica la cantidad de entradas</text:p>
                  <text:p text:style-name="P17">5) el sistema <text:span text:style-name="T5">queda a la espera de que se ejecute “Pagar” para <text:s/>entregar el codigo y luego “retirar entradas”</text:span></text:p>
                </table:table-cell>
              </table:table-row>
            </table:table>
            <text:p text:style-name="P25"/>
          </table:table-cell>
        </table:table-row>
        <table:table-row table:style-name="Tabla21.6">
          <table:table-cell table:style-name="Tabla21.A2" office:value-type="string">
            <text:p text:style-name="P4">Curso alterno</text:p>
          </table:table-cell>
          <table:table-cell table:style-name="Tabla21.B2" office:value-type="string">
            <text:p text:style-name="P13"><text:span text:style-name="T5">4</text:span>) <text:span text:style-name="T5">si la cantidad de entradas no alcanza, informa lo sucedido. Fin CU</text:span></text:p>
          </table:table-cell>
        </table:table-row>
        <table:table-row table:style-name="Tabla21.7">
          <table:table-cell table:style-name="Tabla21.A2" office:value-type="string">
            <text:p text:style-name="P4">Postcondicion</text:p>
          </table:table-cell>
          <table:table-cell table:style-name="Tabla21.B2" office:value-type="string">
            <text:p text:style-name="P13">El <text:span text:style-name="T5">cliente tiene las entradas seleccionadas, debe ejecutar CU “pagar”</text:span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5">Nombre del caso de uso</text:p>
          </table:table-cell>
          <table:table-cell table:style-name="Tabla23.B1" office:value-type="string">
            <text:p text:style-name="P14">Pagar</text:p>
          </table:table-cell>
        </table:table-row>
        <table:table-row table:style-name="Tabla23.2">
          <table:table-cell table:style-name="Tabla23.A2" office:value-type="string">
            <text:p text:style-name="P5">Descripcion</text:p>
          </table:table-cell>
          <table:table-cell table:style-name="Tabla23.B2" office:value-type="string">
            <text:p text:style-name="P21">Describe el cobro de las fotos por medio de una tarjeta</text:p>
          </table:table-cell>
        </table:table-row>
        <table:table-row table:style-name="Tabla23.3">
          <table:table-cell table:style-name="Tabla23.A2" office:value-type="string">
            <text:p text:style-name="P5">Actores</text:p>
          </table:table-cell>
          <table:table-cell table:style-name="Tabla23.B2" office:value-type="string">
            <text:p text:style-name="P21">Servidor externo</text:p>
          </table:table-cell>
        </table:table-row>
        <table:table-row table:style-name="Tabla23.4">
          <table:table-cell table:style-name="Tabla23.A2" office:value-type="string">
            <text:p text:style-name="P5">Precondiciones</text:p>
          </table:table-cell>
          <table:table-cell table:style-name="Tabla23.B2" office:value-type="string">
            <text:p text:style-name="P21">Se debe haber ejecutado el CU “<text:span text:style-name="T6">Compra web</text:span>”</text:p>
          </table:table-cell>
        </table:table-row>
        <table:table-row table:style-name="Tabla23.5">
          <table:table-cell table:style-name="Tabla23.A2" office:value-type="string">
            <text:p text:style-name="P5">Curso normal</text:p>
          </table:table-cell>
          <table:table-cell table:style-name="Tabla23.B2" office:value-type="string">
            <table:table table:name="Tabla24" table:style-name="Tabla24">
              <table:table-column table:style-name="Tabla24.A"/>
              <table:table-column table:style-name="Tabla24.B"/>
              <table:table-row>
                <table:table-cell table:style-name="Tabla24.A1" office:value-type="string">
                  <text:p text:style-name="P5">Accion del actor</text:p>
                </table:table-cell>
                <table:table-cell table:style-name="Tabla24.B1" office:value-type="string">
                  <text:p text:style-name="P5">Accion del sistema</text:p>
                </table:table-cell>
              </table:table-row>
              <table:table-row table:style-name="Tabla24.2">
                <table:table-cell table:style-name="Tabla24.A2" office:value-type="string">
                  <text:p text:style-name="P21">2) <text:span text:style-name="T10">servidor externo pide los datos de la tarjeta</text:span></text:p>
                  <text:p text:style-name="P21">4) <text:span text:style-name="T10">el servidor externo valida los datos</text:span></text:p>
                  <text:p text:style-name="P21"><text:span text:style-name="T10">5</text:span>) el servidor externo valid<text:span text:style-name="T10">a </text:span>los fondos</text:p>
                  <text:p text:style-name="P21"><text:span text:style-name="T10">6</text:span>) el servidor externo registra el pago</text:p>
                </table:table-cell>
                <table:table-cell table:style-name="Tabla24.B2" office:value-type="string">
                  <text:p text:style-name="P21">1) <text:span text:style-name="T10">establece conexión con el servidor externo</text:span></text:p>
                  <text:p text:style-name="P21"><text:span text:style-name="T10">3)</text:span> <text:span text:style-name="T10">el sistema envia los datos de la tarjeta</text:span></text:p>
                  <text:p text:style-name="P35">7) informa el éxito de la operación </text:p>
                </table:table-cell>
              </table:table-row>
            </table:table>
            <text:p text:style-name="P27"/>
          </table:table-cell>
        </table:table-row>
        <table:table-row table:style-name="Tabla23.6">
          <table:table-cell table:style-name="Tabla23.A2" office:value-type="string">
            <text:p text:style-name="P5">Curso alterno</text:p>
          </table:table-cell>
          <table:table-cell table:style-name="Tabla23.B2" office:value-type="string">
            <text:p text:style-name="P21"><text:span text:style-name="T10">1</text:span>) falla conexión con la central, informa. Fin CU</text:p>
            <text:p text:style-name="P21"><text:span text:style-name="T10">4</text:span>)si los datos no son validos informa. Fin CU</text:p>
            <text:p text:style-name="P35">5) si no tiene fondos informa. Fin CU</text:p>
          </table:table-cell>
        </table:table-row>
        <table:table-row table:style-name="Tabla23.7">
          <table:table-cell table:style-name="Tabla23.A2" office:value-type="string">
            <text:p text:style-name="P5">Postcondicion</text:p>
          </table:table-cell>
          <table:table-cell table:style-name="Tabla23.B2" office:value-type="string">
            <text:p text:style-name="P21">Se efectuo y registro el pago </text:p>
          </table:table-cell>
        </table:table-row>
      </table:table>
      <text:p text:style-name="P42"/>
      <text:p text:style-name="P42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5">Nombre del caso de uso</text:p>
          </table:table-cell>
          <table:table-cell table:style-name="Tabla25.B1" office:value-type="string">
            <text:p text:style-name="P28">Venta personalmente</text:p>
          </table:table-cell>
        </table:table-row>
        <table:table-row table:style-name="Tabla25.2">
          <table:table-cell table:style-name="Tabla25.A2" office:value-type="string">
            <text:p text:style-name="P5">Descripcion</text:p>
          </table:table-cell>
          <table:table-cell table:style-name="Tabla25.B2" office:value-type="string">
            <text:p text:style-name="P21">Describe <text:span text:style-name="T6">como es la venta en boleteria</text:span></text:p>
          </table:table-cell>
        </table:table-row>
        <table:table-row table:style-name="Tabla25.3">
          <table:table-cell table:style-name="Tabla25.A2" office:value-type="string">
            <text:p text:style-name="P5">Actores</text:p>
          </table:table-cell>
          <table:table-cell table:style-name="Tabla25.B2" office:value-type="string">
            <text:p text:style-name="P28">empleado</text:p>
          </table:table-cell>
        </table:table-row>
        <table:table-row table:style-name="Tabla25.4">
          <table:table-cell table:style-name="Tabla25.A2" office:value-type="string">
            <text:p text:style-name="P5">Precondiciones</text:p>
          </table:table-cell>
          <table:table-cell table:style-name="Tabla25.B2" office:value-type="string">
            <text:p text:style-name="P21">-</text:p>
          </table:table-cell>
        </table:table-row>
        <table:table-row table:style-name="Tabla25.5">
          <table:table-cell table:style-name="Tabla25.A2" office:value-type="string">
            <text:p text:style-name="P5">Curso normal</text:p>
          </table:table-cell>
          <table:table-cell table:style-name="Tabla25.B2" office:value-type="string">
            <table:table table:name="Tabla26" table:style-name="Tabla26">
              <table:table-column table:style-name="Tabla26.A"/>
              <table:table-column table:style-name="Tabla26.B"/>
              <table:table-row>
                <table:table-cell table:style-name="Tabla26.A1" office:value-type="string">
                  <text:p text:style-name="P5">Accion del actor</text:p>
                </table:table-cell>
                <table:table-cell table:style-name="Tabla26.B1" office:value-type="string">
                  <text:p text:style-name="P5">Accion del sistema</text:p>
                </table:table-cell>
              </table:table-row>
              <table:table-row table:style-name="Tabla26.2">
                <table:table-cell table:style-name="Tabla26.A2" office:value-type="string">
                  <text:p text:style-name="P21"><text:span text:style-name="T6">1)</text:span> ingresa l<text:span text:style-name="T6">a funcion</text:span></text:p>
                  <text:p text:style-name="P21"><text:span text:style-name="T6">3</text:span>) <text:span text:style-name="T6">ingresa los datos del cliente, cantidad de entradas</text:span></text:p>
                </table:table-cell>
                <table:table-cell table:style-name="Tabla26.B2" office:value-type="string">
                  <text:p text:style-name="P21"><text:span text:style-name="T6">2</text:span>)<text:span text:style-name="T6">verifica el horario</text:span></text:p>
                  <text:p text:style-name="P21"><text:span text:style-name="T6">4</text:span>) <text:span text:style-name="T6">verifica la cantidad de entradas disponibles</text:span></text:p>
                  <text:p text:style-name="P21"><text:soft-page-break/>5) <text:span text:style-name="T6">el sistema espera la ejecucion del CU “pagar”, para imprimir las entradas</text:span></text:p>
                </table:table-cell>
              </table:table-row>
            </table:table>
            <text:p text:style-name="P27"/>
          </table:table-cell>
        </table:table-row>
        <table:table-row table:style-name="Tabla25.6">
          <table:table-cell table:style-name="Tabla25.A2" office:value-type="string">
            <text:p text:style-name="P5">Curso alterno</text:p>
          </table:table-cell>
          <table:table-cell table:style-name="Tabla25.B2" office:value-type="string">
            <text:p text:style-name="P21"><text:span text:style-name="T6">2</text:span>) <text:span text:style-name="T6">si el horario es menor a 3hs no permite la venta. Fin CU</text:span></text:p>
            <text:p text:style-name="P21"><text:span text:style-name="T6">4</text:span>)<text:span text:style-name="T6">si la cantidad de entradas solicitadas supera las disponibles, el sistema informa lo sucedido. Fin CU</text:span></text:p>
          </table:table-cell>
        </table:table-row>
        <table:table-row table:style-name="Tabla25.7">
          <table:table-cell table:style-name="Tabla25.A2" office:value-type="string">
            <text:p text:style-name="P5">Postcondicion</text:p>
          </table:table-cell>
          <table:table-cell table:style-name="Tabla25.B2" office:value-type="string">
            <text:p text:style-name="P21">Se <text:span text:style-name="T7">imprimieron y se actualizo las entradas disponibles</text:span>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7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6">Nombre del caso de uso</text:p>
          </table:table-cell>
          <table:table-cell table:style-name="Tabla27.B1" office:value-type="string">
            <text:p text:style-name="P30">Entrega de entradas</text:p>
          </table:table-cell>
        </table:table-row>
        <table:table-row table:style-name="Tabla27.2">
          <table:table-cell table:style-name="Tabla27.A2" office:value-type="string">
            <text:p text:style-name="P6">Descripcion</text:p>
          </table:table-cell>
          <table:table-cell table:style-name="Tabla27.B2" office:value-type="string">
            <text:p text:style-name="P22">Describe <text:span text:style-name="T7">como la entrega de entradas reservadas</text:span></text:p>
          </table:table-cell>
        </table:table-row>
        <table:table-row table:style-name="Tabla27.3">
          <table:table-cell table:style-name="Tabla27.A2" office:value-type="string">
            <text:p text:style-name="P6">Actores</text:p>
          </table:table-cell>
          <table:table-cell table:style-name="Tabla27.B2" office:value-type="string">
            <text:p text:style-name="P30">Empleado </text:p>
          </table:table-cell>
        </table:table-row>
        <table:table-row table:style-name="Tabla27.4">
          <table:table-cell table:style-name="Tabla27.A2" office:value-type="string">
            <text:p text:style-name="P6">Precondiciones</text:p>
          </table:table-cell>
          <table:table-cell table:style-name="Tabla27.B2" office:value-type="string">
            <text:p text:style-name="P22">Se debe haber ejecutado el CU “<text:span text:style-name="T7">Reserva de entradas</text:span>”</text:p>
          </table:table-cell>
        </table:table-row>
        <table:table-row table:style-name="Tabla27.5">
          <table:table-cell table:style-name="Tabla27.A2" office:value-type="string">
            <text:p text:style-name="P6">Curso normal</text:p>
          </table:table-cell>
          <table:table-cell table:style-name="Tabla27.B2" office:value-type="string">
            <table:table table:name="Tabla28" table:style-name="Tabla28">
              <table:table-column table:style-name="Tabla28.A"/>
              <table:table-column table:style-name="Tabla28.B"/>
              <table:table-row>
                <table:table-cell table:style-name="Tabla28.A1" office:value-type="string">
                  <text:p text:style-name="P6">Accion del actor</text:p>
                </table:table-cell>
                <table:table-cell table:style-name="Tabla28.B1" office:value-type="string">
                  <text:p text:style-name="P6">Accion del sistema</text:p>
                </table:table-cell>
              </table:table-row>
              <table:table-row table:style-name="Tabla28.2">
                <table:table-cell table:style-name="Tabla28.A2" office:value-type="string">
                  <text:p text:style-name="P22"><text:span text:style-name="T7">1</text:span>) ingresa los datos <text:span text:style-name="T7">del cliente</text:span></text:p>
                  <text:p text:style-name="P22"/>
                </table:table-cell>
                <table:table-cell table:style-name="Tabla28.B2" office:value-type="string">
                  <text:p text:style-name="P22"><text:span text:style-name="T7">2</text:span>)<text:span text:style-name="T7">verifica que el cliente tenga entradas reservadas</text:span></text:p>
                  <text:p text:style-name="P22">3) <text:span text:style-name="T7">verifica que no esten caducadas las entradas</text:span></text:p>
                  <text:p text:style-name="P22"><text:span text:style-name="T7">4</text:span>) <text:span text:style-name="T7">pide los datos de la tarjeta y ejecuta CU “pagar”</text:span></text:p>
                  <text:p text:style-name="P30">5) imprime las entradas una vez pagadas</text:p>
                </table:table-cell>
              </table:table-row>
            </table:table>
            <text:p text:style-name="P29"/>
          </table:table-cell>
        </table:table-row>
        <table:table-row table:style-name="Tabla27.6">
          <table:table-cell table:style-name="Tabla27.A2" office:value-type="string">
            <text:p text:style-name="P6">Curso alterno</text:p>
          </table:table-cell>
          <table:table-cell table:style-name="Tabla27.B2" office:value-type="string">
            <text:p text:style-name="P30">2) si no posee entradas reservadas finaliza CU.</text:p>
            <text:p text:style-name="P30">3) si <text:s/>estan caducadas informa lo ocurrido. Fin CU.</text:p>
          </table:table-cell>
        </table:table-row>
        <table:table-row table:style-name="Tabla27.7">
          <table:table-cell table:style-name="Tabla27.A2" office:value-type="string">
            <text:p text:style-name="P6">Postcondicion</text:p>
          </table:table-cell>
          <table:table-cell table:style-name="Tabla27.B2" office:value-type="string">
            <text:p text:style-name="P30">Se imprimen y actualizan las entradas disponibles.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3"/>
      <table:table table:name="Tabla29" table:style-name="Tabla29">
        <table:table-column table:style-name="Tabla29.A"/>
        <table:table-column table:style-name="Tabla29.B"/>
        <text:soft-page-break/>
        <table:table-row table:style-name="Tabla29.1">
          <table:table-cell table:style-name="Tabla29.A1" office:value-type="string">
            <text:p text:style-name="P7">Nombre del caso de uso</text:p>
          </table:table-cell>
          <table:table-cell table:style-name="Tabla29.B1" office:value-type="string">
            <text:p text:style-name="P32">Retirar fotos con codigo</text:p>
          </table:table-cell>
        </table:table-row>
        <table:table-row table:style-name="Tabla29.2">
          <table:table-cell table:style-name="Tabla29.A2" office:value-type="string">
            <text:p text:style-name="P7">Descripcion</text:p>
          </table:table-cell>
          <table:table-cell table:style-name="Tabla29.B2" office:value-type="string">
            <text:p text:style-name="P23">Describe <text:span text:style-name="T9">como es el retiro de fotos con codigo de compra</text:span></text:p>
          </table:table-cell>
        </table:table-row>
        <table:table-row table:style-name="Tabla29.3">
          <table:table-cell table:style-name="Tabla29.A2" office:value-type="string">
            <text:p text:style-name="P7">Actores</text:p>
          </table:table-cell>
          <table:table-cell table:style-name="Tabla29.B2" office:value-type="string">
            <text:p text:style-name="P32">Empleado </text:p>
          </table:table-cell>
        </table:table-row>
        <table:table-row table:style-name="Tabla29.4">
          <table:table-cell table:style-name="Tabla29.A2" office:value-type="string">
            <text:p text:style-name="P7">Precondiciones</text:p>
          </table:table-cell>
          <table:table-cell table:style-name="Tabla29.B2" office:value-type="string">
            <text:p text:style-name="P23">Se debe haber ejecutado el CU “Subir fotos”</text:p>
          </table:table-cell>
        </table:table-row>
        <table:table-row table:style-name="Tabla29.5">
          <table:table-cell table:style-name="Tabla29.A2" office:value-type="string">
            <text:p text:style-name="P7">Curso normal</text:p>
          </table:table-cell>
          <table:table-cell table:style-name="Tabla29.B2" office:value-type="string">
            <table:table table:name="Tabla30" table:style-name="Tabla30">
              <table:table-column table:style-name="Tabla30.A"/>
              <table:table-column table:style-name="Tabla30.B"/>
              <table:table-row>
                <table:table-cell table:style-name="Tabla30.A1" office:value-type="string">
                  <text:p text:style-name="P7">Accion del actor</text:p>
                </table:table-cell>
                <table:table-cell table:style-name="Tabla30.B1" office:value-type="string">
                  <text:p text:style-name="P7">Accion del sistema</text:p>
                </table:table-cell>
              </table:table-row>
              <table:table-row table:style-name="Tabla30.2">
                <table:table-cell table:style-name="Tabla30.A2" office:value-type="string">
                  <text:p text:style-name="P23"><text:span text:style-name="T9">1</text:span>) <text:span text:style-name="T9">selecciona la opcion retirar fotos con codigo</text:span></text:p>
                  <text:p text:style-name="P32">3) ingresa el codigo</text:p>
                  <text:p text:style-name="P23"/>
                </table:table-cell>
                <table:table-cell table:style-name="Tabla30.B2" office:value-type="string">
                  <text:p text:style-name="P32">2) pide el codigo</text:p>
                  <text:p text:style-name="P32">4) verifica el codigo</text:p>
                  <text:p text:style-name="P23">5) <text:span text:style-name="T9">marca el codigo como usado</text:span></text:p>
                  <text:p text:style-name="P32">6) imprime las entradasas</text:p>
                </table:table-cell>
              </table:table-row>
            </table:table>
            <text:p text:style-name="P31"/>
          </table:table-cell>
        </table:table-row>
        <table:table-row table:style-name="Tabla29.6">
          <table:table-cell table:style-name="Tabla29.A2" office:value-type="string">
            <text:p text:style-name="P7">Curso alterno</text:p>
          </table:table-cell>
          <table:table-cell table:style-name="Tabla29.B2" office:value-type="string">
            <text:p text:style-name="P32">4) si el codigo fue usado, informa. Fin CU.</text:p>
          </table:table-cell>
        </table:table-row>
        <table:table-row table:style-name="Tabla29.7">
          <table:table-cell table:style-name="Tabla29.A2" office:value-type="string">
            <text:p text:style-name="P7">Postcondicion</text:p>
          </table:table-cell>
          <table:table-cell table:style-name="Tabla29.B2" office:value-type="string">
            <text:p text:style-name="P23">Se <text:span text:style-name="T9">imprimieron correctamente y el codigo fue marcado como usado.</text:span></text:p>
          </table:table-cell>
        </table:table-row>
      </table:table>
      <text:p text:style-name="P43"/>
      <text:p text:style-name="P44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8">Nombre del caso de uso</text:p>
          </table:table-cell>
          <table:table-cell table:style-name="Tabla31.B1" office:value-type="string">
            <text:p text:style-name="P35">Administrar salas</text:p>
          </table:table-cell>
        </table:table-row>
        <table:table-row table:style-name="Tabla31.2">
          <table:table-cell table:style-name="Tabla31.A2" office:value-type="string">
            <text:p text:style-name="P8">Descripcion</text:p>
          </table:table-cell>
          <table:table-cell table:style-name="Tabla31.B2" office:value-type="string">
            <text:p text:style-name="P24">Describe <text:span text:style-name="T9">como la administracion de las salas</text:span></text:p>
          </table:table-cell>
        </table:table-row>
        <table:table-row table:style-name="Tabla31.3">
          <table:table-cell table:style-name="Tabla31.A2" office:value-type="string">
            <text:p text:style-name="P8">Actores</text:p>
          </table:table-cell>
          <table:table-cell table:style-name="Tabla31.B2" office:value-type="string">
            <text:p text:style-name="P36">Administrador </text:p>
          </table:table-cell>
        </table:table-row>
        <table:table-row table:style-name="Tabla31.4">
          <table:table-cell table:style-name="Tabla31.A2" office:value-type="string">
            <text:p text:style-name="P8">Precondiciones</text:p>
          </table:table-cell>
          <table:table-cell table:style-name="Tabla31.B2" office:value-type="string">
            <text:p text:style-name="P24">-</text:p>
          </table:table-cell>
        </table:table-row>
        <table:table-row table:style-name="Tabla31.5">
          <table:table-cell table:style-name="Tabla31.A2" office:value-type="string">
            <text:p text:style-name="P8">Curso normal</text:p>
          </table:table-cell>
          <table:table-cell table:style-name="Tabla31.B2" office:value-type="string">
            <table:table table:name="Tabla32" table:style-name="Tabla32">
              <table:table-column table:style-name="Tabla32.A"/>
              <table:table-column table:style-name="Tabla32.B"/>
              <table:table-row>
                <table:table-cell table:style-name="Tabla32.A1" office:value-type="string">
                  <text:p text:style-name="P8">Accion del actor</text:p>
                </table:table-cell>
                <table:table-cell table:style-name="Tabla32.B1" office:value-type="string">
                  <text:p text:style-name="P8">Accion del sistema</text:p>
                </table:table-cell>
              </table:table-row>
              <table:table-row table:style-name="Tabla32.2">
                <table:table-cell table:style-name="Tabla32.A2" office:value-type="string">
                  <text:p text:style-name="P24"><text:span text:style-name="T9">1</text:span>) <text:span text:style-name="T9">selecciona la opcion administrar salas</text:span></text:p>
                  <text:p text:style-name="P33">3) <text:span text:style-name="T10">seleciona la sala</text:span></text:p>
                  <text:p text:style-name="P36">5) ingresa el nombre de la funcion</text:p>
                  <text:p text:style-name="P36">7) ingresa el horario </text:p>
                  <text:p text:style-name="P36">9) ingresa la fecha de la funcion</text:p>
                  <text:p text:style-name="P36">1<text:span text:style-name="T12">2</text:span>) ingresa la cantidad de lugares</text:p>
                </table:table-cell>
                <table:table-cell table:style-name="Tabla32.B2" office:value-type="string">
                  <text:p text:style-name="P33">2<text:span text:style-name="T10">) muestra todas las salas, para la seleccion</text:span></text:p>
                  <text:p text:style-name="P33">4) <text:span text:style-name="T11">pide nombre función</text:span></text:p>
                  <text:p text:style-name="P36">6) pide horario</text:p>
                  <text:p text:style-name="P36">8) pide fecha de la funcion</text:p>
                  <text:p text:style-name="P37">10)<text:span text:style-name="T11">verifica que en la sala ese dia ingresado no se superponga con otra funcion</text:span></text:p>
                  <text:p text:style-name="P36">1<text:span text:style-name="T12">1</text:span>) pide la cantidad de lugares</text:p>
                  <text:p text:style-name="P36">1<text:span text:style-name="T12">3</text:span>) guarda correctamente la funcion en la salas en la fecha indicada</text:p>
                </table:table-cell>
              </table:table-row>
            </table:table>
            <text:p text:style-name="P34"/>
          </table:table-cell>
        </table:table-row>
        <table:table-row table:style-name="Tabla31.6">
          <table:table-cell table:style-name="Tabla31.A2" office:value-type="string">
            <text:p text:style-name="P8">Curso alterno</text:p>
          </table:table-cell>
          <table:table-cell table:style-name="Tabla31.B2" office:value-type="string">
            <text:p text:style-name="P33"><text:span text:style-name="T11">9</text:span>)<text:span text:style-name="T11"> si se superponen dos funciones en la fecha en la misma sala finaliza cu, informando.</text:span></text:p>
          </table:table-cell>
        </table:table-row>
        <table:table-row table:style-name="Tabla31.7">
          <table:table-cell table:style-name="Tabla31.A2" office:value-type="string">
            <text:p text:style-name="P8">Postcondicion</text:p>
          </table:table-cell>
          <table:table-cell table:style-name="Tabla31.B2" office:value-type="string">
            <text:p text:style-name="P35">Se administraron correctamente las entradas</text:p>
          </table:table-cell>
        </table:table-row>
      </table:table>
      <text:p text:style-name="P44"/>
      <text:p text:style-name="P56">4)</text:p>
      <text:p text:style-name="P56"/>
      <text:p text:style-name="P56"/>
      <text:p text:style-name="P56"/>
      <text:p text:style-name="P56"/>
      <text:p text:style-name="P50"><text:soft-page-break/></text:p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office:value-type="string">
            <text:p text:style-name="P62">Nombre del caso de uso</text:p>
          </table:table-cell>
          <table:table-cell table:style-name="Tabla33.B1" office:value-type="string">
            <text:p text:style-name="P97">solicitar prestamo</text:p>
          </table:table-cell>
        </table:table-row>
        <table:table-row table:style-name="Tabla33.2">
          <table:table-cell table:style-name="Tabla33.A2" office:value-type="string">
            <text:p text:style-name="P62">Descripcion</text:p>
          </table:table-cell>
          <table:table-cell table:style-name="Tabla33.B2" office:value-type="string">
            <text:p text:style-name="P73">Describe <text:span text:style-name="T9">como se realiza un prestamo web</text:span></text:p>
          </table:table-cell>
        </table:table-row>
        <table:table-row table:style-name="Tabla33.3">
          <table:table-cell table:style-name="Tabla33.A2" office:value-type="string">
            <text:p text:style-name="P62">Actores</text:p>
          </table:table-cell>
          <table:table-cell table:style-name="Tabla33.B2" office:value-type="string">
            <text:p text:style-name="P90">cliente</text:p>
          </table:table-cell>
        </table:table-row>
        <table:table-row table:style-name="Tabla33.4">
          <table:table-cell table:style-name="Tabla33.A2" office:value-type="string">
            <text:p text:style-name="P62">Precondiciones</text:p>
          </table:table-cell>
          <table:table-cell table:style-name="Tabla33.B2" office:value-type="string">
            <text:p text:style-name="P90">El cliente posee menos de 3 prestamos y un total menos de 30 mil </text:p>
          </table:table-cell>
        </table:table-row>
        <table:table-row table:style-name="Tabla33.5">
          <table:table-cell table:style-name="Tabla33.A2" office:value-type="string">
            <text:p text:style-name="P62">Curso normal</text:p>
          </table:table-cell>
          <table:table-cell table:style-name="Tabla33.B2" office:value-type="string">
            <table:table table:name="Tabla34" table:style-name="Tabla34">
              <table:table-column table:style-name="Tabla34.A"/>
              <table:table-column table:style-name="Tabla34.B"/>
              <table:table-row>
                <table:table-cell table:style-name="Tabla34.A1" office:value-type="string">
                  <text:p text:style-name="P62">Accion del actor</text:p>
                </table:table-cell>
                <table:table-cell table:style-name="Tabla34.B1" office:value-type="string">
                  <text:p text:style-name="P62">Accion del sistema</text:p>
                </table:table-cell>
              </table:table-row>
              <table:table-row table:style-name="Tabla34.2">
                <table:table-cell table:style-name="Tabla34.A2" office:value-type="string">
                  <text:p text:style-name="P73"><text:span text:style-name="T9">1</text:span>) <text:span text:style-name="T9">selecciona la opcion prestamo web </text:span></text:p>
                  <text:p text:style-name="P83">3) <text:span text:style-name="T13">ingresa motivo, monto y los datos personales</text:span></text:p>
                  <text:p text:style-name="P79">5) <text:span text:style-name="T14">selecciona la cuenta </text:span></text:p>
                  <text:p text:style-name="P79"/>
                </table:table-cell>
                <table:table-cell table:style-name="Tabla34.B2" office:value-type="string">
                  <text:p text:style-name="P83">2<text:span text:style-name="T10">) pide ingreso del motivo, monto, y datos personales</text:span></text:p>
                  <text:p text:style-name="P83">4) <text:span text:style-name="T11">pide seleccionar la cuenta donde se descontara</text:span></text:p>
                  <text:p text:style-name="P79">6) <text:span text:style-name="T14">verifica si se encuentra en el veraz</text:span></text:p>
                  <text:p text:style-name="P79"><text:span text:style-name="T14">7</text:span>) <text:span text:style-name="T14">con el identificador de prestamo y codigo de verificacion carga el prestamos a la cuenta del cliente</text:span></text:p>
                </table:table-cell>
              </table:table-row>
            </table:table>
            <text:p text:style-name="P89"/>
          </table:table-cell>
        </table:table-row>
        <table:table-row table:style-name="Tabla33.6">
          <table:table-cell table:style-name="Tabla33.A2" office:value-type="string">
            <text:p text:style-name="P62">Curso alterno</text:p>
          </table:table-cell>
          <table:table-cell table:style-name="Tabla33.B2" office:value-type="string">
            <text:p text:style-name="P83"><text:span text:style-name="T14">6</text:span>)<text:span text:style-name="T11"> si se encuentra en el veraz, no se otorga el cliente. Fin CU</text:span></text:p>
          </table:table-cell>
        </table:table-row>
        <table:table-row table:style-name="Tabla33.7">
          <table:table-cell table:style-name="Tabla33.A2" office:value-type="string">
            <text:p text:style-name="P62">Postcondicion</text:p>
          </table:table-cell>
          <table:table-cell table:style-name="Tabla33.B2" office:value-type="string">
            <text:p text:style-name="P68">Se <text:span text:style-name="T14">acredito correctamente el prestamo</text:span></text:p>
          </table:table-cell>
        </table:table-row>
      </table:table>
      <text:p text:style-name="P50"/>
      <text:p text:style-name="P51"/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63">Nombre del caso de uso</text:p>
          </table:table-cell>
          <table:table-cell table:style-name="Tabla35.B1" office:value-type="string">
            <text:p text:style-name="P92">Verifica<text:span text:style-name="T17">r</text:span>VERA<text:span text:style-name="T17">z</text:span></text:p>
          </table:table-cell>
        </table:table-row>
        <table:table-row table:style-name="Tabla35.2">
          <table:table-cell table:style-name="Tabla35.A2" office:value-type="string">
            <text:p text:style-name="P63">Descripcion</text:p>
          </table:table-cell>
          <table:table-cell table:style-name="Tabla35.B2" office:value-type="string">
            <text:p text:style-name="P74">Describe <text:span text:style-name="T9">como la administracion de las salas</text:span></text:p>
          </table:table-cell>
        </table:table-row>
        <table:table-row table:style-name="Tabla35.3">
          <table:table-cell table:style-name="Tabla35.A2" office:value-type="string">
            <text:p text:style-name="P63">Actores</text:p>
          </table:table-cell>
          <table:table-cell table:style-name="Tabla35.B2" office:value-type="string">
            <text:p text:style-name="P92">Banco de datos con informacion de deudores.</text:p>
          </table:table-cell>
        </table:table-row>
        <table:table-row table:style-name="Tabla35.4">
          <table:table-cell table:style-name="Tabla35.A2" office:value-type="string">
            <text:p text:style-name="P63">Precondiciones</text:p>
          </table:table-cell>
          <table:table-cell table:style-name="Tabla35.B2" office:value-type="string">
            <text:p text:style-name="P92">Se debe haber ejecutado CU “prestamo web”</text:p>
          </table:table-cell>
        </table:table-row>
        <table:table-row table:style-name="Tabla35.5">
          <table:table-cell table:style-name="Tabla35.A2" office:value-type="string">
            <text:p text:style-name="P63">Curso normal</text:p>
          </table:table-cell>
          <table:table-cell table:style-name="Tabla35.B2" office:value-type="string">
            <table:table table:name="Tabla36" table:style-name="Tabla36">
              <table:table-column table:style-name="Tabla36.A"/>
              <table:table-column table:style-name="Tabla36.B"/>
              <table:table-row>
                <table:table-cell table:style-name="Tabla36.A1" office:value-type="string">
                  <text:p text:style-name="P63">Accion del actor</text:p>
                </table:table-cell>
                <table:table-cell table:style-name="Tabla36.B1" office:value-type="string">
                  <text:p text:style-name="P63">Accion del sistema</text:p>
                </table:table-cell>
              </table:table-row>
              <table:table-row table:style-name="Tabla36.2">
                <table:table-cell table:style-name="Tabla36.A2" office:value-type="string">
                  <text:p text:style-name="P92">2) valida el codigo</text:p>
                  <text:p text:style-name="P92">4) verifica si se encuentra como deudor</text:p>
                </table:table-cell>
                <table:table-cell table:style-name="Tabla36.B2" office:value-type="string">
                  <text:p text:style-name="P92">1) sistema envia codigo de validacion</text:p>
                  <text:p text:style-name="P92">3) envia los datos del cliente</text:p>
                  <text:p text:style-name="P92">5) genera identificador del prestamo, codigo de verificacion</text:p>
                </table:table-cell>
              </table:table-row>
            </table:table>
            <text:p text:style-name="P91"/>
          </table:table-cell>
        </table:table-row>
        <table:table-row table:style-name="Tabla35.6">
          <table:table-cell table:style-name="Tabla35.A2" office:value-type="string">
            <text:p text:style-name="P63">Curso alterno</text:p>
          </table:table-cell>
          <table:table-cell table:style-name="Tabla35.B2" office:value-type="string">
            <text:p text:style-name="P92">4) si se encuentra como deudor, no se genera identificador de prestamo. Fin CU</text:p>
          </table:table-cell>
        </table:table-row>
        <table:table-row table:style-name="Tabla35.7">
          <table:table-cell table:style-name="Tabla35.A2" office:value-type="string">
            <text:p text:style-name="P63">Postcondicion</text:p>
          </table:table-cell>
          <table:table-cell table:style-name="Tabla35.B2" office:value-type="string">
            <text:p text:style-name="P69">Se <text:span text:style-name="T14">verifico si el cliente se encuentra como deudor</text:span>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63">Nombre del caso de uso</text:p>
          </table:table-cell>
          <table:table-cell table:style-name="Tabla37.B1" office:value-type="string">
            <text:p text:style-name="P69">A<text:span text:style-name="T14">delantar cuotas</text:span></text:p>
          </table:table-cell>
        </table:table-row>
        <table:table-row table:style-name="Tabla37.2">
          <table:table-cell table:style-name="Tabla37.A2" office:value-type="string">
            <text:p text:style-name="P63">Descripcion</text:p>
          </table:table-cell>
          <table:table-cell table:style-name="Tabla37.B2" office:value-type="string">
            <text:p text:style-name="P74">Describe <text:span text:style-name="T9">como se adelantan las cuotas del prestamo</text:span></text:p>
          </table:table-cell>
        </table:table-row>
        <table:table-row table:style-name="Tabla37.3">
          <table:table-cell table:style-name="Tabla37.A2" office:value-type="string">
            <text:p text:style-name="P63">Actores</text:p>
          </table:table-cell>
          <table:table-cell table:style-name="Tabla37.B2" office:value-type="string">
            <text:p text:style-name="P80"><text:span text:style-name="T14">Cliente autenticado</text:span> </text:p>
          </table:table-cell>
        </table:table-row>
        <table:table-row table:style-name="Tabla37.4">
          <table:table-cell table:style-name="Tabla37.A2" office:value-type="string">
            <text:p text:style-name="P63">Precondiciones</text:p>
          </table:table-cell>
          <table:table-cell table:style-name="Tabla37.B2" office:value-type="string">
            <text:p text:style-name="P95">El cliente debe tener por lo menos un prestamo</text:p>
          </table:table-cell>
        </table:table-row>
        <table:table-row table:style-name="Tabla37.5">
          <table:table-cell table:style-name="Tabla37.A2" office:value-type="string">
            <text:p text:style-name="P63">Curso normal</text:p>
          </table:table-cell>
          <table:table-cell table:style-name="Tabla37.B2" office:value-type="string">
            <table:table table:name="Tabla38" table:style-name="Tabla38">
              <table:table-column table:style-name="Tabla38.A"/>
              <table:table-column table:style-name="Tabla38.B"/>
              <table:table-row>
                <table:table-cell table:style-name="Tabla38.A1" office:value-type="string">
                  <text:p text:style-name="P63">Accion del actor</text:p>
                </table:table-cell>
                <table:table-cell table:style-name="Tabla38.B1" office:value-type="string">
                  <text:p text:style-name="P63">Accion del sistema</text:p>
                </table:table-cell>
              </table:table-row>
              <table:table-row table:style-name="Tabla38.2">
                <table:table-cell table:style-name="Tabla38.A2" office:value-type="string">
                  <text:p text:style-name="P74"><text:span text:style-name="T9">1</text:span>) <text:span text:style-name="T9">selecciona la adelantar cuotas</text:span></text:p>
                  <text:p text:style-name="P93">3) ingresa los datos personales y selecciona un prestamo para adelantar</text:p>
                  <text:p text:style-name="P93">6) ingresa cuotas y selecciona la cuenta de la cual se descuenta</text:p>
                </table:table-cell>
                <table:table-cell table:style-name="Tabla38.B2" office:value-type="string">
                  <text:p text:style-name="P84">2<text:span text:style-name="T10">) pide ingreso de datos y muestra un listado con prestamos vigentes</text:span></text:p>
                  <text:p text:style-name="P93">4) verifica que hayan pasado 6 meses</text:p>
                  <text:p text:style-name="P93">5) pide ingreso de cantidad de cuotas y seleccionar la cuenta</text:p>
                  <text:p text:style-name="P93">7) verifica que la cuenta tenga los fondos suficientes</text:p>
                  <text:p text:style-name="P93">8) se descuenta correctamente las cuotas</text:p>
                </table:table-cell>
              </table:table-row>
            </table:table>
            <text:p text:style-name="P91"/>
          </table:table-cell>
        </table:table-row>
        <table:table-row table:style-name="Tabla37.6">
          <table:table-cell table:style-name="Tabla37.A2" office:value-type="string">
            <text:p text:style-name="P63">Curso alterno</text:p>
          </table:table-cell>
          <table:table-cell table:style-name="Tabla37.B2" office:value-type="string">
            <text:p text:style-name="P93">4) <text:span text:style-name="T17">menos de </text:span><text:s/>6 meses, informa lo ocurrido. Fin CU</text:p>
            <text:p text:style-name="P93">7) <text:span text:style-name="T17">no f</text:span>ondos suficientes, informa. Fin CU</text:p>
          </table:table-cell>
        </table:table-row>
        <table:table-row table:style-name="Tabla37.7">
          <table:table-cell table:style-name="Tabla37.A2" office:value-type="string">
            <text:p text:style-name="P63">Postcondicion</text:p>
          </table:table-cell>
          <table:table-cell table:style-name="Tabla37.B2" office:value-type="string">
            <text:p text:style-name="P69">Se <text:span text:style-name="T17">registro correctamente el adelanto</text:span></text:p>
          </table:table-cell>
        </table:table-row>
      </table:table>
      <text:p text:style-name="P51"/>
      <text:p text:style-name="P52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64">Nombre del caso de uso</text:p>
          </table:table-cell>
          <table:table-cell table:style-name="Tabla39.B1" office:value-type="string">
            <text:p text:style-name="P95">Cancelar Prestamo</text:p>
          </table:table-cell>
        </table:table-row>
        <table:table-row table:style-name="Tabla39.2">
          <table:table-cell table:style-name="Tabla39.A2" office:value-type="string">
            <text:p text:style-name="P64">Descripcion</text:p>
          </table:table-cell>
          <table:table-cell table:style-name="Tabla39.B2" office:value-type="string">
            <text:p text:style-name="P75">Describe <text:span text:style-name="T9">como es la cancelacion de un prestamo</text:span></text:p>
          </table:table-cell>
        </table:table-row>
        <table:table-row table:style-name="Tabla39.3">
          <table:table-cell table:style-name="Tabla39.A2" office:value-type="string">
            <text:p text:style-name="P64">Actores</text:p>
          </table:table-cell>
          <table:table-cell table:style-name="Tabla39.B2" office:value-type="string">
            <text:p text:style-name="P81"><text:span text:style-name="T15">empleado</text:span> </text:p>
          </table:table-cell>
        </table:table-row>
        <table:table-row table:style-name="Tabla39.4">
          <table:table-cell table:style-name="Tabla39.A2" office:value-type="string">
            <text:p text:style-name="P64">Precondiciones</text:p>
          </table:table-cell>
          <table:table-cell table:style-name="Tabla39.B2" office:value-type="string">
            <text:p text:style-name="P95">El cliente debe tener por lo menos un prestamos </text:p>
          </table:table-cell>
        </table:table-row>
        <table:table-row table:style-name="Tabla39.5">
          <table:table-cell table:style-name="Tabla39.A2" office:value-type="string">
            <text:p text:style-name="P64">Curso normal</text:p>
          </table:table-cell>
          <table:table-cell table:style-name="Tabla39.B2" office:value-type="string">
            <table:table table:name="Tabla40" table:style-name="Tabla40">
              <table:table-column table:style-name="Tabla40.A"/>
              <table:table-column table:style-name="Tabla40.B"/>
              <table:table-row>
                <table:table-cell table:style-name="Tabla40.A1" office:value-type="string">
                  <text:p text:style-name="P64">Accion del actor</text:p>
                </table:table-cell>
                <table:table-cell table:style-name="Tabla40.B1" office:value-type="string">
                  <text:p text:style-name="P64">Accion del sistema</text:p>
                </table:table-cell>
              </table:table-row>
              <table:table-row table:style-name="Tabla40.2">
                <table:table-cell table:style-name="Tabla40.A2" office:value-type="string">
                  <text:p text:style-name="P95">1) selecciona la opcion cancelar prestamo</text:p>
                  <text:p text:style-name="P95">3) ingresa los datos del cliente</text:p>
                  <text:p text:style-name="P95">5) selecciona un prestamo</text:p>
                </table:table-cell>
                <table:table-cell table:style-name="Tabla40.B2" office:value-type="string">
                  <text:p text:style-name="P95">2) pide ingreso datos del cliente</text:p>
                  <text:p text:style-name="P95">4) muestra lista de prestamos</text:p>
                  <text:p text:style-name="P95">6) verifica que el prestamos tenga por lo menos 9 cuotas</text:p>
                  <text:p text:style-name="P96">7) verifica que la cuenta tenga fondos suficientes</text:p>
                  <text:p text:style-name="P96">8) registra cancelacion y emite comprobante</text:p>
                </table:table-cell>
              </table:table-row>
            </table:table>
            <text:p text:style-name="P94"/>
          </table:table-cell>
        </table:table-row>
        <table:table-row table:style-name="Tabla39.6">
          <table:table-cell table:style-name="Tabla39.A2" office:value-type="string">
            <text:p text:style-name="P64">Curso alterno</text:p>
          </table:table-cell>
          <table:table-cell table:style-name="Tabla39.B2" office:value-type="string">
            <text:p text:style-name="P96">7) <text:span text:style-name="T17">no tiene</text:span> fondos suficientes, informa lo ocurrido. Fin CU</text:p>
            <text:p text:style-name="P97">6) como tiene menos de 9 cuotas informa. Fin CU</text:p>
          </table:table-cell>
        </table:table-row>
        <table:table-row table:style-name="Tabla39.7">
          <table:table-cell table:style-name="Tabla39.A2" office:value-type="string">
            <text:p text:style-name="P64">Postcondicion</text:p>
          </table:table-cell>
          <table:table-cell table:style-name="Tabla39.B2" office:value-type="string">
            <text:p text:style-name="P70">Se <text:span text:style-name="T16">registro la cancelacion con éxito </text:span></text:p>
          </table:table-cell>
        </table:table-row>
      </table:table>
      <text:p text:style-name="P52"/>
      <text:p text:style-name="P52"/>
      <text:p text:style-name="P52"/>
      <text:p text:style-name="P52"/>
      <text:p text:style-name="P52"><text:soft-page-break/></text:p>
      <text:p text:style-name="P57">5)</text:p>
      <text:p text:style-name="P57"/>
      <text:p text:style-name="P53"/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office:value-type="string">
            <text:p text:style-name="P65">Nombre del caso de uso</text:p>
          </table:table-cell>
          <table:table-cell table:style-name="Tabla41.B1" office:value-type="string">
            <text:p text:style-name="P71"><text:span text:style-name="T18">Registrar</text:span> <text:span text:style-name="T18">pago</text:span></text:p>
          </table:table-cell>
        </table:table-row>
        <table:table-row table:style-name="Tabla41.2">
          <table:table-cell table:style-name="Tabla41.A2" office:value-type="string">
            <text:p text:style-name="P65">Descripcion</text:p>
          </table:table-cell>
          <table:table-cell table:style-name="Tabla41.B2" office:value-type="string">
            <text:p text:style-name="P76">Describe <text:span text:style-name="T18">como un empleado registra un pago en el sistema</text:span></text:p>
          </table:table-cell>
        </table:table-row>
        <table:table-row table:style-name="Tabla41.3">
          <table:table-cell table:style-name="Tabla41.A2" office:value-type="string">
            <text:p text:style-name="P65">Actores</text:p>
          </table:table-cell>
          <table:table-cell table:style-name="Tabla41.B2" office:value-type="string">
            <text:p text:style-name="P82"><text:span text:style-name="T18">Empleado </text:span><text:s/></text:p>
          </table:table-cell>
        </table:table-row>
        <table:table-row table:style-name="Tabla41.4">
          <table:table-cell table:style-name="Tabla41.A2" office:value-type="string">
            <text:p text:style-name="P65">Precondiciones</text:p>
          </table:table-cell>
          <table:table-cell table:style-name="Tabla41.B2" office:value-type="string">
            <text:p text:style-name="P76">-</text:p>
          </table:table-cell>
        </table:table-row>
        <table:table-row table:style-name="Tabla41.5">
          <table:table-cell table:style-name="Tabla41.A2" office:value-type="string">
            <text:p text:style-name="P65">Curso normal</text:p>
          </table:table-cell>
          <table:table-cell table:style-name="Tabla41.B2" office:value-type="string">
            <table:table table:name="Tabla42" table:style-name="Tabla42">
              <table:table-column table:style-name="Tabla42.A"/>
              <table:table-column table:style-name="Tabla42.B"/>
              <table:table-row>
                <table:table-cell table:style-name="Tabla42.A1" office:value-type="string">
                  <text:p text:style-name="P65">Accion del actor</text:p>
                </table:table-cell>
                <table:table-cell table:style-name="Tabla42.B1" office:value-type="string">
                  <text:p text:style-name="P65">Accion del sistema</text:p>
                </table:table-cell>
              </table:table-row>
              <table:table-row table:style-name="Tabla42.2">
                <table:table-cell table:style-name="Tabla42.A2" office:value-type="string">
                  <text:p text:style-name="P76"><text:span text:style-name="T9">1</text:span>) <text:span text:style-name="T9">selecciona la opcion registrar pago</text:span></text:p>
                  <text:p text:style-name="P85">3) <text:span text:style-name="T18">ingresa los datos de la factura</text:span></text:p>
                </table:table-cell>
                <table:table-cell table:style-name="Tabla42.B2" office:value-type="string">
                  <text:p text:style-name="P85">2<text:span text:style-name="T10">) pide ingreso datos factura</text:span></text:p>
                  <text:p text:style-name="P85">4) <text:span text:style-name="T18">se ejecuta “conectar central” para recuperar datos </text:span></text:p>
                  <text:p text:style-name="P99">5) verifica 2do vencimiento</text:p>
                  <text:p text:style-name="P82"><text:span text:style-name="T18">6</text:span>) <text:span text:style-name="T18">verifica 1er vencimiento</text:span></text:p>
                  <text:p text:style-name="P88"><text:span text:style-name="T18">7) cobra monto normal</text:span></text:p>
                  <text:p text:style-name="P99">8) se registra el pago de la factura</text:p>
                </table:table-cell>
              </table:table-row>
            </table:table>
            <text:p text:style-name="P98"/>
          </table:table-cell>
        </table:table-row>
        <table:table-row table:style-name="Tabla41.6">
          <table:table-cell table:style-name="Tabla41.A2" office:value-type="string">
            <text:p text:style-name="P65">Curso alterno</text:p>
          </table:table-cell>
          <table:table-cell table:style-name="Tabla41.B2" office:value-type="string">
            <text:p text:style-name="P85"><text:span text:style-name="T18">5</text:span>)<text:span text:style-name="T11"> 2do vencimiento caducado, no se cobra, informa. Fin CU</text:span></text:p>
            <text:p text:style-name="P99">6)esta vencida, se cobra con recargo, sigue paso 8)</text:p>
          </table:table-cell>
        </table:table-row>
        <table:table-row table:style-name="Tabla41.7">
          <table:table-cell table:style-name="Tabla41.A2" office:value-type="string">
            <text:p text:style-name="P65">Postcondicion</text:p>
          </table:table-cell>
          <table:table-cell table:style-name="Tabla41.B2" office:value-type="string">
            <text:p text:style-name="P71">S<text:span text:style-name="T18">e registro el pago de una factura en el sistema</text:span></text:p>
          </table:table-cell>
        </table:table-row>
      </table:table>
      <text:p text:style-name="P53"/>
      <text:p text:style-name="P54"/>
      <table:table table:name="Tabla43" table:style-name="Tabla43">
        <table:table-column table:style-name="Tabla43.A"/>
        <table:table-column table:style-name="Tabla43.B"/>
        <table:table-row table:style-name="Tabla43.1">
          <table:table-cell table:style-name="Tabla43.A1" office:value-type="string">
            <text:p text:style-name="P66">Nombre del caso de uso</text:p>
          </table:table-cell>
          <table:table-cell table:style-name="Tabla43.B1" office:value-type="string">
            <text:p text:style-name="P99">Registrar cobros</text:p>
          </table:table-cell>
        </table:table-row>
        <table:table-row table:style-name="Tabla43.2">
          <table:table-cell table:style-name="Tabla43.A2" office:value-type="string">
            <text:p text:style-name="P66">Descripcion</text:p>
          </table:table-cell>
          <table:table-cell table:style-name="Tabla43.B2" office:value-type="string">
            <text:p text:style-name="P77">Describe <text:span text:style-name="T9">como el gerente registra, en la central, los cobros del dia </text:span></text:p>
          </table:table-cell>
        </table:table-row>
        <table:table-row table:style-name="Tabla43.3">
          <table:table-cell table:style-name="Tabla43.A2" office:value-type="string">
            <text:p text:style-name="P66">Actores</text:p>
          </table:table-cell>
          <table:table-cell table:style-name="Tabla43.B2" office:value-type="string">
            <text:p text:style-name="P99">Gerente </text:p>
          </table:table-cell>
        </table:table-row>
        <table:table-row table:style-name="Tabla43.4">
          <table:table-cell table:style-name="Tabla43.A2" office:value-type="string">
            <text:p text:style-name="P66">Precondiciones</text:p>
          </table:table-cell>
          <table:table-cell table:style-name="Tabla43.B2" office:value-type="string">
            <text:p text:style-name="P77">-</text:p>
          </table:table-cell>
        </table:table-row>
        <table:table-row table:style-name="Tabla43.5">
          <table:table-cell table:style-name="Tabla43.A2" office:value-type="string">
            <text:p text:style-name="P66">Curso normal</text:p>
          </table:table-cell>
          <table:table-cell table:style-name="Tabla43.B2" office:value-type="string">
            <table:table table:name="Tabla44" table:style-name="Tabla44">
              <table:table-column table:style-name="Tabla44.A"/>
              <table:table-column table:style-name="Tabla44.B"/>
              <table:table-row>
                <table:table-cell table:style-name="Tabla44.A1" office:value-type="string">
                  <text:p text:style-name="P66">Accion del actor</text:p>
                </table:table-cell>
                <table:table-cell table:style-name="Tabla44.B1" office:value-type="string">
                  <text:p text:style-name="P66">Accion del sistema</text:p>
                </table:table-cell>
              </table:table-row>
              <table:table-row table:style-name="Tabla44.2">
                <table:table-cell table:style-name="Tabla44.A2" office:value-type="string">
                  <text:p text:style-name="P77"><text:span text:style-name="T9">1</text:span>) <text:span text:style-name="T9">selecciona la opcion Registrar cobros</text:span></text:p>
                  <text:p text:style-name="P102">3) ingresa la clave</text:p>
                </table:table-cell>
                <table:table-cell table:style-name="Tabla44.B2" office:value-type="string">
                  <text:p text:style-name="P86">2<text:span text:style-name="T10">) pide clave maestra</text:span></text:p>
                  <text:p text:style-name="P102">4) valida la contraseña</text:p>
                  <text:p text:style-name="P102">5) verifica que no se haya enviado el registro en el dia</text:p>
                  <text:p text:style-name="P102">6) ejecuta “conectar central”</text:p>
                  <text:p text:style-name="P102">7) registra que se envio el registro</text:p>
                </table:table-cell>
              </table:table-row>
            </table:table>
            <text:p text:style-name="P101"/>
          </table:table-cell>
        </table:table-row>
        <table:table-row table:style-name="Tabla43.6">
          <table:table-cell table:style-name="Tabla43.A2" office:value-type="string">
            <text:p text:style-name="P66">Curso alterno</text:p>
          </table:table-cell>
          <table:table-cell table:style-name="Tabla43.B2" office:value-type="string">
            <text:p text:style-name="P102">4) contraseña invalida, informa. Fin CU</text:p>
            <text:p text:style-name="P102">5) como hubo un registro ese dia, informa. Fin CU</text:p>
          </table:table-cell>
        </table:table-row>
        <table:table-row table:style-name="Tabla43.7">
          <table:table-cell table:style-name="Tabla43.A2" office:value-type="string">
            <text:p text:style-name="P66">Postcondicion</text:p>
          </table:table-cell>
          <table:table-cell table:style-name="Tabla43.B2" office:value-type="string">
            <text:p text:style-name="P72">Se <text:span text:style-name="T19">registro el envio de cobros a la central</text:span>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5"/>
      <table:table table:name="Tabla45" table:style-name="Tabla45">
        <table:table-column table:style-name="Tabla45.A"/>
        <table:table-column table:style-name="Tabla45.B"/>
        <table:table-row table:style-name="Tabla45.1">
          <table:table-cell table:style-name="Tabla45.A1" office:value-type="string">
            <text:p text:style-name="P67">Nombre del caso de uso</text:p>
          </table:table-cell>
          <table:table-cell table:style-name="Tabla45.B1" office:value-type="string">
            <text:p text:style-name="P100"><text:span text:style-name="T19">Ver</text:span> cobros</text:p>
          </table:table-cell>
        </table:table-row>
        <table:table-row table:style-name="Tabla45.2">
          <table:table-cell table:style-name="Tabla45.A2" office:value-type="string">
            <text:p text:style-name="P67">Descripcion</text:p>
          </table:table-cell>
          <table:table-cell table:style-name="Tabla45.B2" office:value-type="string">
            <text:p text:style-name="P78">Describe <text:span text:style-name="T9">como el gerente consulta los cobros para realizar estadisticas</text:span></text:p>
          </table:table-cell>
        </table:table-row>
        <table:table-row table:style-name="Tabla45.3">
          <table:table-cell table:style-name="Tabla45.A2" office:value-type="string">
            <text:p text:style-name="P67">Actores</text:p>
          </table:table-cell>
          <table:table-cell table:style-name="Tabla45.B2" office:value-type="string">
            <text:p text:style-name="P100">Gerente </text:p>
          </table:table-cell>
        </table:table-row>
        <table:table-row table:style-name="Tabla45.4">
          <table:table-cell table:style-name="Tabla45.A2" office:value-type="string">
            <text:p text:style-name="P67">Precondiciones</text:p>
          </table:table-cell>
          <table:table-cell table:style-name="Tabla45.B2" office:value-type="string">
            <text:p text:style-name="P78">-</text:p>
          </table:table-cell>
        </table:table-row>
        <table:table-row table:style-name="Tabla45.5">
          <table:table-cell table:style-name="Tabla45.A2" office:value-type="string">
            <text:p text:style-name="P67">Curso normal</text:p>
          </table:table-cell>
          <table:table-cell table:style-name="Tabla45.B2" office:value-type="string">
            <table:table table:name="Tabla46" table:style-name="Tabla46">
              <table:table-column table:style-name="Tabla46.A"/>
              <table:table-column table:style-name="Tabla46.B"/>
              <table:table-row>
                <table:table-cell table:style-name="Tabla46.A1" office:value-type="string">
                  <text:p text:style-name="P67">Accion del actor</text:p>
                </table:table-cell>
                <table:table-cell table:style-name="Tabla46.B1" office:value-type="string">
                  <text:p text:style-name="P67">Accion del sistema</text:p>
                </table:table-cell>
              </table:table-row>
              <table:table-row table:style-name="Tabla46.2">
                <table:table-cell table:style-name="Tabla46.A2" office:value-type="string">
                  <text:p text:style-name="P78"><text:span text:style-name="T9">1</text:span>) <text:span text:style-name="T9">selecciona la opcion ver cobros</text:span></text:p>
                  <text:p text:style-name="P102">3) ingresa la clave</text:p>
                  <text:p text:style-name="P102">6) ingresa rango de fecha</text:p>
                </table:table-cell>
                <table:table-cell table:style-name="Tabla46.B2" office:value-type="string">
                  <text:p text:style-name="P87">2<text:span text:style-name="T10">) pide clave maestra</text:span></text:p>
                  <text:p text:style-name="P102">4) valida la contraseña</text:p>
                  <text:p text:style-name="P102">5) pide rango de fechas</text:p>
                  <text:p text:style-name="P102">7) valida el rango de fechas</text:p>
                  <text:p text:style-name="P102">8) muestra estadisticas y cobros</text:p>
                </table:table-cell>
              </table:table-row>
            </table:table>
            <text:p text:style-name="P103"/>
          </table:table-cell>
        </table:table-row>
        <table:table-row table:style-name="Tabla45.6">
          <table:table-cell table:style-name="Tabla45.A2" office:value-type="string">
            <text:p text:style-name="P67">Curso alterno</text:p>
          </table:table-cell>
          <table:table-cell table:style-name="Tabla45.B2" office:value-type="string">
            <text:p text:style-name="P102">4) contraseña invalida, informa. Fin CU</text:p>
            <text:p text:style-name="P102">7) rango invalido, informa. Vuelve al paso 5)</text:p>
          </table:table-cell>
        </table:table-row>
        <table:table-row table:style-name="Tabla45.7">
          <table:table-cell table:style-name="Tabla45.A2" office:value-type="string">
            <text:p text:style-name="P67">Postcondicion</text:p>
          </table:table-cell>
          <table:table-cell table:style-name="Tabla45.B2" office:value-type="string">
            <text:p text:style-name="P105">Se monstro el listado de cobros </text:p>
          </table:table-cell>
        </table:table-row>
      </table:table>
      <text:p text:style-name="P59"/>
      <text:p text:style-name="P55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office:value-type="string">
            <text:p text:style-name="P67">Nombre del caso de uso</text:p>
          </table:table-cell>
          <table:table-cell table:style-name="Tabla47.B1" office:value-type="string">
            <text:p text:style-name="P102">Conectar central</text:p>
          </table:table-cell>
        </table:table-row>
        <table:table-row table:style-name="Tabla47.2">
          <table:table-cell table:style-name="Tabla47.A2" office:value-type="string">
            <text:p text:style-name="P67">Descripcion</text:p>
          </table:table-cell>
          <table:table-cell table:style-name="Tabla47.B2" office:value-type="string">
            <text:p text:style-name="P78">Describe <text:span text:style-name="T9">como el sistema se conecta con la central para recuperar o registrar los datos</text:span></text:p>
          </table:table-cell>
        </table:table-row>
        <table:table-row table:style-name="Tabla47.3">
          <table:table-cell table:style-name="Tabla47.A2" office:value-type="string">
            <text:p text:style-name="P67">Actores</text:p>
          </table:table-cell>
          <table:table-cell table:style-name="Tabla47.B2" office:value-type="string">
            <text:p text:style-name="P100"><text:span text:style-name="T19">Central </text:span><text:s/></text:p>
          </table:table-cell>
        </table:table-row>
        <table:table-row table:style-name="Tabla47.4">
          <table:table-cell table:style-name="Tabla47.A2" office:value-type="string">
            <text:p text:style-name="P67">Precondiciones</text:p>
          </table:table-cell>
          <table:table-cell table:style-name="Tabla47.B2" office:value-type="string">
            <text:p text:style-name="P78">-</text:p>
          </table:table-cell>
        </table:table-row>
        <table:table-row table:style-name="Tabla47.5">
          <table:table-cell table:style-name="Tabla47.A2" office:value-type="string">
            <text:p text:style-name="P67">Curso normal</text:p>
          </table:table-cell>
          <table:table-cell table:style-name="Tabla47.B2" office:value-type="string">
            <table:table table:name="Tabla48" table:style-name="Tabla48">
              <table:table-column table:style-name="Tabla48.A"/>
              <table:table-column table:style-name="Tabla48.B"/>
              <table:table-row>
                <table:table-cell table:style-name="Tabla48.A1" office:value-type="string">
                  <text:p text:style-name="P67">Accion del actor</text:p>
                </table:table-cell>
                <table:table-cell table:style-name="Tabla48.B1" office:value-type="string">
                  <text:p text:style-name="P67">Accion del sistema</text:p>
                </table:table-cell>
              </table:table-row>
              <table:table-row table:style-name="Tabla48.2">
                <table:table-cell table:style-name="Tabla48.A2" office:value-type="string">
                  <text:p text:style-name="P104">3) valida token</text:p>
                  <text:p text:style-name="P104">5) responde al requerimiento</text:p>
                </table:table-cell>
                <table:table-cell table:style-name="Tabla48.B2" office:value-type="string">
                  <text:p text:style-name="P102">1) establece conexión</text:p>
                  <text:p text:style-name="P104">2) enviá token</text:p>
                  <text:p text:style-name="P104">4) enviá el requerimiento</text:p>
                  <text:p text:style-name="P104">6) informa el éxito de la operación </text:p>
                </table:table-cell>
              </table:table-row>
            </table:table>
            <text:p text:style-name="P103"/>
          </table:table-cell>
        </table:table-row>
        <table:table-row table:style-name="Tabla47.6">
          <table:table-cell table:style-name="Tabla47.A2" office:value-type="string">
            <text:p text:style-name="P67">Curso alterno</text:p>
          </table:table-cell>
          <table:table-cell table:style-name="Tabla47.B2" office:value-type="string">
            <text:p text:style-name="P102">1) falla conexión, informa. Fin CU</text:p>
            <text:p text:style-name="P104">3)token invalido, informa. Fin CU</text:p>
            <text:p text:style-name="P104"/>
          </table:table-cell>
        </table:table-row>
        <table:table-row table:style-name="Tabla47.7">
          <table:table-cell table:style-name="Tabla47.A2" office:value-type="string">
            <text:p text:style-name="P67">Postcondicion</text:p>
          </table:table-cell>
          <table:table-cell table:style-name="Tabla47.B2" office:value-type="string">
            <text:p text:style-name="P105">Se enviaron lo requerimientos 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4:12:29.549313026</meta:creation-date>
    <dc:date>2018-09-19T09:59:59.272855830</dc:date>
    <meta:editing-duration>PT56M10S</meta:editing-duration>
    <meta:editing-cycles>8</meta:editing-cycles>
    <meta:generator>LibreOffice/6.0.3.2$Linux_X86_64 LibreOffice_project/00m0$Build-2</meta:generator>
    <meta:document-statistic meta:table-count="48" meta:image-count="0" meta:object-count="0" meta:page-count="12" meta:paragraph-count="527" meta:word-count="2496" meta:character-count="14508" meta:non-whitespace-character-count="12502"/>
  </office:meta>
</office:document-meta>
</file>